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5.251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7.761cm"/>
    </style:style>
    <style:style style:name="co9" style:family="table-column">
      <style:table-column-properties fo:break-before="auto" style:column-width="16.584cm"/>
    </style:style>
    <style:style style:name="co10" style:family="table-column">
      <style:table-column-properties fo:break-before="auto" style:column-width="6.172cm"/>
    </style:style>
    <style:style style:name="co11" style:family="table-column">
      <style:table-column-properties fo:break-before="auto" style:column-width="22.119cm"/>
    </style:style>
    <style:style style:name="co12" style:family="table-column">
      <style:table-column-properties fo:break-before="auto" style:column-width="12.012cm"/>
    </style:style>
    <style:style style:name="ro1" style:family="table-row">
      <style:table-row-properties style:row-height="8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/>
      <style:map style:condition="cell-content()=1" style:apply-style-name="Good" style:base-cell-address="test.A1"/>
    </style:style>
    <style:style style:name="ce38" style:family="table-cell" style:parent-style-name="Default">
      <style:map style:condition="cell-content()=1" style:apply-style-name="Good" style:base-cell-address="test.A1"/>
    </style:style>
    <style:style style:name="ce40" style:family="table-cell" style:parent-style-name="Default">
      <style:table-cell-properties fo:background-color="#1e6a39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43" style:family="table-cell" style:parent-style-name="Default">
      <style:table-cell-properties fo:background-color="#127622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1" style:apply-style-name="Good" style:base-cell-address="test.A1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61" style:family="table-cell" style:parent-style-name="Default">
      <style:table-cell-properties fo:background-color="#50938a" style:text-align-source="fix" style:repeat-content="false"/>
      <style:paragraph-properties fo:text-align="start" fo:margin-left="0cm"/>
      <style:map style:condition="cell-content()=1" style:apply-style-name="Good" style:base-cell-address="test.A1"/>
    </style:style>
    <style:style style:name="ce62" style:family="table-cell" style:parent-style-name="Default">
      <style:table-cell-properties fo:wrap-option="wrap" style:rotation-angle="55"/>
      <style:map style:condition="cell-content()=1" style:apply-style-name="Good" style:base-cell-address="test.A1"/>
    </style:style>
    <style:style style:name="ce13" style:family="table-cell" style:parent-style-name="Default">
      <style:map style:condition="cell-content()=1" style:apply-style-name="Good" style:base-cell-address="input.A1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Feuille3.E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1" style:apply-style-name="Good" style:base-cell-address="Feuille3.E1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0" style:family="table-cell" style:parent-style-name="Default">
      <style:table-cell-properties fo:background-color="#1e6a39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1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2" style:family="table-cell" style:parent-style-name="Default">
      <style:table-cell-properties fo:background-color="#127622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1" style:apply-style-name="Good" style:base-cell-address="Feuille4.B1"/>
    </style:style>
    <style:style style:name="ce2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  <style:style style:name="ce26" style:family="table-cell" style:parent-style-name="Default">
      <style:table-cell-properties fo:background-color="#50938a" style:text-align-source="fix" style:repeat-content="false"/>
      <style:paragraph-properties fo:text-align="start" fo:margin-left="0cm"/>
      <style:map style:condition="cell-content()=1" style:apply-style-name="Good" style:base-cell-address="Feuille4.B1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number-columns-repeated="163" table:default-cell-style-name="ce38"/>
        <table:table-column table:style-name="co4" table:number-columns-repeated="859" table:default-cell-style-name="ce38"/>
        <table:table-row table:style-name="ro1">
          <table:table-cell table:style-name="ce37"/>
          <table:table-cell table:style-name="ce37" office:value-type="string" calcext:value-type="string">
            <text:p>sector</text:p>
          </table:table-cell>
          <table:table-cell table:style-name="ce62" office:value-type="string" calcext:value-type="string">
            <text:p>Cultivation of paddy rice</text:p>
          </table:table-cell>
          <table:table-cell table:style-name="ce62" office:value-type="string" calcext:value-type="string">
            <text:p>Cultivation of wheat</text:p>
          </table:table-cell>
          <table:table-cell table:style-name="ce62" office:value-type="string" calcext:value-type="string">
            <text:p>Cultivation of cereal grains nec</text:p>
          </table:table-cell>
          <table:table-cell table:style-name="ce62" office:value-type="string" calcext:value-type="string">
            <text:p>Cultivation of vegetables, fruit, nuts</text:p>
          </table:table-cell>
          <table:table-cell table:style-name="ce62" office:value-type="string" calcext:value-type="string">
            <text:p>Cultivation of oil seeds</text:p>
          </table:table-cell>
          <table:table-cell table:style-name="ce62" office:value-type="string" calcext:value-type="string">
            <text:p>Cultivation of sugar cane, sugar beet</text:p>
          </table:table-cell>
          <table:table-cell table:style-name="ce62" office:value-type="string" calcext:value-type="string">
            <text:p>Cultivation of plant-based fibers</text:p>
          </table:table-cell>
          <table:table-cell table:style-name="ce62" office:value-type="string" calcext:value-type="string">
            <text:p>Cultivation of crops nec</text:p>
          </table:table-cell>
          <table:table-cell table:style-name="ce62" office:value-type="string" calcext:value-type="string">
            <text:p>Cattle farming</text:p>
          </table:table-cell>
          <table:table-cell table:style-name="ce62" office:value-type="string" calcext:value-type="string">
            <text:p>Pigs farming</text:p>
          </table:table-cell>
          <table:table-cell table:style-name="ce62" office:value-type="string" calcext:value-type="string">
            <text:p>Poultry farming</text:p>
          </table:table-cell>
          <table:table-cell table:style-name="ce62" office:value-type="string" calcext:value-type="string">
            <text:p>Meat animals nec</text:p>
          </table:table-cell>
          <table:table-cell table:style-name="ce62" office:value-type="string" calcext:value-type="string">
            <text:p>Animal products nec</text:p>
          </table:table-cell>
          <table:table-cell table:style-name="ce62" office:value-type="string" calcext:value-type="string">
            <text:p>Raw milk</text:p>
          </table:table-cell>
          <table:table-cell table:style-name="ce62" office:value-type="string" calcext:value-type="string">
            <text:p>Wool, silk-worm cocoons</text:p>
          </table:table-cell>
          <table:table-cell table:style-name="ce62" office:value-type="string" calcext:value-type="string">
            <text:p>Manure treatment (conventional), storage and land application</text:p>
          </table:table-cell>
          <table:table-cell table:style-name="ce62" office:value-type="string" calcext:value-type="string">
            <text:p>Manure treatment (biogas), storage and land application</text:p>
          </table:table-cell>
          <table:table-cell table:style-name="ce62" office:value-type="string" calcext:value-type="string">
            <text:p>Forestry, logging and related service activities (02)</text:p>
          </table:table-cell>
          <table:table-cell table:style-name="ce62" office:value-type="string" calcext:value-type="string">
            <text:p>Fishing, operating of fish hatcheries and fish farms; service activities incidental to fishing (05)</text:p>
          </table:table-cell>
          <table:table-cell table:style-name="ce62" office:value-type="string" calcext:value-type="string">
            <text:p>Mining of coal and lignite; extraction of peat (10)</text:p>
          </table:table-cell>
          <table:table-cell table:style-name="ce62" office:value-type="string" calcext:value-type="string">
            <text:p>Extraction of crude petroleum and services related to crude oil extraction, excluding surveying</text:p>
          </table:table-cell>
          <table:table-cell table:style-name="ce62" office:value-type="string" calcext:value-type="string">
            <text:p>Extraction of natural gas and services related to natural gas extraction, excluding surveying</text:p>
          </table:table-cell>
          <table:table-cell table:style-name="ce62" office:value-type="string" calcext:value-type="string">
            <text:p>Extraction, liquefaction, and regasification of other petroleum and gaseous materials</text:p>
          </table:table-cell>
          <table:table-cell table:style-name="ce62" office:value-type="string" calcext:value-type="string">
            <text:p>Mining of uranium and thorium ores (12)</text:p>
          </table:table-cell>
          <table:table-cell table:style-name="ce62" office:value-type="string" calcext:value-type="string">
            <text:p>Mining of iron ores</text:p>
          </table:table-cell>
          <table:table-cell table:style-name="ce62" office:value-type="string" calcext:value-type="string">
            <text:p>Mining of copper ores and concentrates</text:p>
          </table:table-cell>
          <table:table-cell table:style-name="ce62" office:value-type="string" calcext:value-type="string">
            <text:p>Mining of nickel ores and concentrates</text:p>
          </table:table-cell>
          <table:table-cell table:style-name="ce62" office:value-type="string" calcext:value-type="string">
            <text:p>Mining of aluminium ores and concentrates</text:p>
          </table:table-cell>
          <table:table-cell table:style-name="ce62" office:value-type="string" calcext:value-type="string">
            <text:p>Mining of precious metal ores and concentrates</text:p>
          </table:table-cell>
          <table:table-cell table:style-name="ce62" office:value-type="string" calcext:value-type="string">
            <text:p>Mining of lead, zinc and tin ores and concentrates</text:p>
          </table:table-cell>
          <table:table-cell table:style-name="ce62" office:value-type="string" calcext:value-type="string">
            <text:p>Mining of other non-ferrous metal ores and concentrates</text:p>
          </table:table-cell>
          <table:table-cell table:style-name="ce62" office:value-type="string" calcext:value-type="string">
            <text:p>Quarrying of stone</text:p>
          </table:table-cell>
          <table:table-cell table:style-name="ce62" office:value-type="string" calcext:value-type="string">
            <text:p>Quarrying of sand and clay</text:p>
          </table:table-cell>
          <table:table-cell table:style-name="ce62" office:value-type="string" calcext:value-type="string">
            <text:p>Mining of chemical and fertilizer minerals, production of salt, other mining and quarrying n.e.c.</text:p>
          </table:table-cell>
          <table:table-cell table:style-name="ce62" office:value-type="string" calcext:value-type="string">
            <text:p>Processing of meat cattle</text:p>
          </table:table-cell>
          <table:table-cell table:style-name="ce62" office:value-type="string" calcext:value-type="string">
            <text:p>Processing of meat pigs</text:p>
          </table:table-cell>
          <table:table-cell table:style-name="ce62" office:value-type="string" calcext:value-type="string">
            <text:p>Processing of meat poultry</text:p>
          </table:table-cell>
          <table:table-cell table:style-name="ce62" office:value-type="string" calcext:value-type="string">
            <text:p>Production of meat products nec</text:p>
          </table:table-cell>
          <table:table-cell table:style-name="ce62" office:value-type="string" calcext:value-type="string">
            <text:p>Processing vegetable oils and fats</text:p>
          </table:table-cell>
          <table:table-cell table:style-name="ce62" office:value-type="string" calcext:value-type="string">
            <text:p>Processing of dairy products</text:p>
          </table:table-cell>
          <table:table-cell table:style-name="ce62" office:value-type="string" calcext:value-type="string">
            <text:p>Processed rice</text:p>
          </table:table-cell>
          <table:table-cell table:style-name="ce62" office:value-type="string" calcext:value-type="string">
            <text:p>Sugar refining</text:p>
          </table:table-cell>
          <table:table-cell table:style-name="ce62" office:value-type="string" calcext:value-type="string">
            <text:p>Processing of Food products nec</text:p>
          </table:table-cell>
          <table:table-cell table:style-name="ce62" office:value-type="string" calcext:value-type="string">
            <text:p>Manufacture of beverages</text:p>
          </table:table-cell>
          <table:table-cell table:style-name="ce62" office:value-type="string" calcext:value-type="string">
            <text:p>Manufacture of fish products</text:p>
          </table:table-cell>
          <table:table-cell table:style-name="ce62" office:value-type="string" calcext:value-type="string">
            <text:p>Manufacture of tobacco products (16)</text:p>
          </table:table-cell>
          <table:table-cell table:style-name="ce62" office:value-type="string" calcext:value-type="string">
            <text:p>Manufacture of textiles (17)</text:p>
          </table:table-cell>
          <table:table-cell table:style-name="ce62" office:value-type="string" calcext:value-type="string">
            <text:p>Manufacture of wearing apparel; dressing and dyeing of fur (18)</text:p>
          </table:table-cell>
          <table:table-cell table:style-name="ce62" office:value-type="string" calcext:value-type="string">
            <text:p>Tanning and dressing of leather; manufacture of luggage, handbags, saddlery, harness and footwear (19)</text:p>
          </table:table-cell>
          <table:table-cell table:style-name="ce62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62" office:value-type="string" calcext:value-type="string">
            <text:p>Re-processing of secondary wood material into new wood material</text:p>
          </table:table-cell>
          <table:table-cell table:style-name="ce62" office:value-type="string" calcext:value-type="string">
            <text:p>Pulp</text:p>
          </table:table-cell>
          <table:table-cell table:style-name="ce62" office:value-type="string" calcext:value-type="string">
            <text:p>Re-processing of secondary paper into new pulp</text:p>
          </table:table-cell>
          <table:table-cell table:style-name="ce62" office:value-type="string" calcext:value-type="string">
            <text:p>Paper</text:p>
          </table:table-cell>
          <table:table-cell table:style-name="ce62" office:value-type="string" calcext:value-type="string">
            <text:p>Publishing, printing and reproduction of recorded media (22)</text:p>
          </table:table-cell>
          <table:table-cell table:style-name="ce62" office:value-type="string" calcext:value-type="string">
            <text:p>Manufacture of coke oven products</text:p>
          </table:table-cell>
          <table:table-cell table:style-name="ce62" office:value-type="string" calcext:value-type="string">
            <text:p>Petroleum Refinery</text:p>
          </table:table-cell>
          <table:table-cell table:style-name="ce62" office:value-type="string" calcext:value-type="string">
            <text:p>Processing of nuclear fuel</text:p>
          </table:table-cell>
          <table:table-cell table:style-name="ce62" office:value-type="string" calcext:value-type="string">
            <text:p>Plastics, basic</text:p>
          </table:table-cell>
          <table:table-cell table:style-name="ce62" office:value-type="string" calcext:value-type="string">
            <text:p>Re-processing of secondary plastic into new plastic</text:p>
          </table:table-cell>
          <table:table-cell table:style-name="ce62" office:value-type="string" calcext:value-type="string">
            <text:p>N-fertiliser</text:p>
          </table:table-cell>
          <table:table-cell table:style-name="ce62" office:value-type="string" calcext:value-type="string">
            <text:p>P- and other fertiliser</text:p>
          </table:table-cell>
          <table:table-cell table:style-name="ce62" office:value-type="string" calcext:value-type="string">
            <text:p>Chemicals nec</text:p>
          </table:table-cell>
          <table:table-cell table:style-name="ce62" office:value-type="string" calcext:value-type="string">
            <text:p>Manufacture of rubber and plastic products (25)</text:p>
          </table:table-cell>
          <table:table-cell table:style-name="ce62" office:value-type="string" calcext:value-type="string">
            <text:p>Manufacture of glass and glass products</text:p>
          </table:table-cell>
          <table:table-cell table:style-name="ce62" office:value-type="string" calcext:value-type="string">
            <text:p>Re-processing of secondary glass into new glass</text:p>
          </table:table-cell>
          <table:table-cell table:style-name="ce62" office:value-type="string" calcext:value-type="string">
            <text:p>Manufacture of ceramic goods</text:p>
          </table:table-cell>
          <table:table-cell table:style-name="ce62" office:value-type="string" calcext:value-type="string">
            <text:p>Manufacture of bricks, tiles and construction products, in baked clay</text:p>
          </table:table-cell>
          <table:table-cell table:style-name="ce62" office:value-type="string" calcext:value-type="string">
            <text:p>Manufacture of cement, lime and plaster</text:p>
          </table:table-cell>
          <table:table-cell table:style-name="ce62" office:value-type="string" calcext:value-type="string">
            <text:p>Re-processing of ash into clinker</text:p>
          </table:table-cell>
          <table:table-cell table:style-name="ce62" office:value-type="string" calcext:value-type="string">
            <text:p>Manufacture of other non-metallic mineral products n.e.c.</text:p>
          </table:table-cell>
          <table:table-cell table:style-name="ce62" office:value-type="string" calcext:value-type="string">
            <text:p>Manufacture of basic iron and steel and of ferro-alloys and first products thereof</text:p>
          </table:table-cell>
          <table:table-cell table:style-name="ce62" office:value-type="string" calcext:value-type="string">
            <text:p>Re-processing of secondary steel into new steel</text:p>
          </table:table-cell>
          <table:table-cell table:style-name="ce62" office:value-type="string" calcext:value-type="string">
            <text:p>Precious metals production</text:p>
          </table:table-cell>
          <table:table-cell table:style-name="ce62" office:value-type="string" calcext:value-type="string">
            <text:p>Re-processing of secondary preciuos metals into new preciuos metals</text:p>
          </table:table-cell>
          <table:table-cell table:style-name="ce62" office:value-type="string" calcext:value-type="string">
            <text:p>Aluminium production</text:p>
          </table:table-cell>
          <table:table-cell table:style-name="ce62" office:value-type="string" calcext:value-type="string">
            <text:p>Re-processing of secondary aluminium into new aluminium</text:p>
          </table:table-cell>
          <table:table-cell table:style-name="ce62" office:value-type="string" calcext:value-type="string">
            <text:p>Lead, zinc and tin production</text:p>
          </table:table-cell>
          <table:table-cell table:style-name="ce62" office:value-type="string" calcext:value-type="string">
            <text:p>Re-processing of secondary lead into new lead, zinc and tin</text:p>
          </table:table-cell>
          <table:table-cell table:style-name="ce62" office:value-type="string" calcext:value-type="string">
            <text:p>Copper production</text:p>
          </table:table-cell>
          <table:table-cell table:style-name="ce62" office:value-type="string" calcext:value-type="string">
            <text:p>Re-processing of secondary copper into new copper</text:p>
          </table:table-cell>
          <table:table-cell table:style-name="ce62" office:value-type="string" calcext:value-type="string">
            <text:p>Other non-ferrous metal production</text:p>
          </table:table-cell>
          <table:table-cell table:style-name="ce62" office:value-type="string" calcext:value-type="string">
            <text:p>Re-processing of secondary other non-ferrous metals into new other non-ferrous metals</text:p>
          </table:table-cell>
          <table:table-cell table:style-name="ce62" office:value-type="string" calcext:value-type="string">
            <text:p>Casting of metals</text:p>
          </table:table-cell>
          <table:table-cell table:style-name="ce62" office:value-type="string" calcext:value-type="string">
            <text:p>Manufacture of fabricated metal products, except machinery and equipment (28)</text:p>
          </table:table-cell>
          <table:table-cell table:style-name="ce62" office:value-type="string" calcext:value-type="string">
            <text:p>Manufacture of machinery and equipment n.e.c. (29)</text:p>
          </table:table-cell>
          <table:table-cell table:style-name="ce62" office:value-type="string" calcext:value-type="string">
            <text:p>Manufacture of office machinery and computers (30)</text:p>
          </table:table-cell>
          <table:table-cell table:style-name="ce62" office:value-type="string" calcext:value-type="string">
            <text:p>Manufacture of electrical machinery and apparatus n.e.c. (31)</text:p>
          </table:table-cell>
          <table:table-cell table:style-name="ce62" office:value-type="string" calcext:value-type="string">
            <text:p>Manufacture of radio, television and communication equipment and apparatus (32)</text:p>
          </table:table-cell>
          <table:table-cell table:style-name="ce62" office:value-type="string" calcext:value-type="string">
            <text:p>Manufacture of medical, precision and optical instruments, watches and clocks (33)</text:p>
          </table:table-cell>
          <table:table-cell table:style-name="ce62" office:value-type="string" calcext:value-type="string">
            <text:p>Manufacture of motor vehicles, trailers and semi-trailers (34)</text:p>
          </table:table-cell>
          <table:table-cell table:style-name="ce62" office:value-type="string" calcext:value-type="string">
            <text:p>Manufacture of other transport equipment (35)</text:p>
          </table:table-cell>
          <table:table-cell table:style-name="ce62" office:value-type="string" calcext:value-type="string">
            <text:p>Manufacture of furniture; manufacturing n.e.c. (36)</text:p>
          </table:table-cell>
          <table:table-cell table:style-name="ce62" office:value-type="string" calcext:value-type="string">
            <text:p>Recycling of waste and scrap</text:p>
          </table:table-cell>
          <table:table-cell table:style-name="ce62" office:value-type="string" calcext:value-type="string">
            <text:p>Recycling of bottles by direct reuse</text:p>
          </table:table-cell>
          <table:table-cell table:style-name="ce62" office:value-type="string" calcext:value-type="string">
            <text:p>Production of electricity by coal</text:p>
          </table:table-cell>
          <table:table-cell table:style-name="ce62" office:value-type="string" calcext:value-type="string">
            <text:p>Production of electricity by gas</text:p>
          </table:table-cell>
          <table:table-cell table:style-name="ce62" office:value-type="string" calcext:value-type="string">
            <text:p>Production of electricity by nuclear</text:p>
          </table:table-cell>
          <table:table-cell table:style-name="ce62" office:value-type="string" calcext:value-type="string">
            <text:p>Production of electricity by hydro</text:p>
          </table:table-cell>
          <table:table-cell table:style-name="ce62" office:value-type="string" calcext:value-type="string">
            <text:p>Production of electricity by wind</text:p>
          </table:table-cell>
          <table:table-cell table:style-name="ce62" office:value-type="string" calcext:value-type="string">
            <text:p>Production of electricity by petroleum and other oil derivatives</text:p>
          </table:table-cell>
          <table:table-cell table:style-name="ce62" office:value-type="string" calcext:value-type="string">
            <text:p>Production of electricity by biomass and waste</text:p>
          </table:table-cell>
          <table:table-cell table:style-name="ce62" office:value-type="string" calcext:value-type="string">
            <text:p>Production of electricity by solar photovoltaic</text:p>
          </table:table-cell>
          <table:table-cell table:style-name="ce62" office:value-type="string" calcext:value-type="string">
            <text:p>Production of electricity by solar thermal</text:p>
          </table:table-cell>
          <table:table-cell table:style-name="ce62" office:value-type="string" calcext:value-type="string">
            <text:p>Production of electricity by tide, wave, ocean</text:p>
          </table:table-cell>
          <table:table-cell table:style-name="ce62" office:value-type="string" calcext:value-type="string">
            <text:p>Production of electricity by Geothermal</text:p>
          </table:table-cell>
          <table:table-cell table:style-name="ce62" office:value-type="string" calcext:value-type="string">
            <text:p>Production of electricity nec</text:p>
          </table:table-cell>
          <table:table-cell table:style-name="ce62" office:value-type="string" calcext:value-type="string">
            <text:p>Transmission of electricity</text:p>
          </table:table-cell>
          <table:table-cell table:style-name="ce62" office:value-type="string" calcext:value-type="string">
            <text:p>Distribution and trade of electricity</text:p>
          </table:table-cell>
          <table:table-cell table:style-name="ce62" office:value-type="string" calcext:value-type="string">
            <text:p>Manufacture of gas; distribution of gaseous fuels through mains</text:p>
          </table:table-cell>
          <table:table-cell table:style-name="ce62" office:value-type="string" calcext:value-type="string">
            <text:p>Steam and hot water supply</text:p>
          </table:table-cell>
          <table:table-cell table:style-name="ce62" office:value-type="string" calcext:value-type="string">
            <text:p>Collection, purification and distribution of water (41)</text:p>
          </table:table-cell>
          <table:table-cell table:style-name="ce62" office:value-type="string" calcext:value-type="string">
            <text:p>Construction (45)</text:p>
          </table:table-cell>
          <table:table-cell table:style-name="ce62" office:value-type="string" calcext:value-type="string">
            <text:p>Re-processing of secondary construction material into aggregates</text:p>
          </table:table-cell>
          <table:table-cell table:style-name="ce62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62" office:value-type="string" calcext:value-type="string">
            <text:p>Retail sale of automotive fuel</text:p>
          </table:table-cell>
          <table:table-cell table:style-name="ce62" office:value-type="string" calcext:value-type="string">
            <text:p>Wholesale trade and commission trade, except of motor vehicles and motorcycles (51)</text:p>
          </table:table-cell>
          <table:table-cell table:style-name="ce62" office:value-type="string" calcext:value-type="string">
            <text:p>Retail trade, except of motor vehicles and motorcycles; repair of personal and household goods (52)</text:p>
          </table:table-cell>
          <table:table-cell table:style-name="ce62" office:value-type="string" calcext:value-type="string">
            <text:p>Hotels and restaurants (55)</text:p>
          </table:table-cell>
          <table:table-cell table:style-name="ce62" office:value-type="string" calcext:value-type="string">
            <text:p>Transport via railways</text:p>
          </table:table-cell>
          <table:table-cell table:style-name="ce62" office:value-type="string" calcext:value-type="string">
            <text:p>Other land transport</text:p>
          </table:table-cell>
          <table:table-cell table:style-name="ce62" office:value-type="string" calcext:value-type="string">
            <text:p>Transport via pipelines</text:p>
          </table:table-cell>
          <table:table-cell table:style-name="ce62" office:value-type="string" calcext:value-type="string">
            <text:p>Sea and coastal water transport</text:p>
          </table:table-cell>
          <table:table-cell table:style-name="ce62" office:value-type="string" calcext:value-type="string">
            <text:p>Inland water transport</text:p>
          </table:table-cell>
          <table:table-cell table:style-name="ce62" office:value-type="string" calcext:value-type="string">
            <text:p>Air transport (62)</text:p>
          </table:table-cell>
          <table:table-cell table:style-name="ce62" office:value-type="string" calcext:value-type="string">
            <text:p>Supporting and auxiliary transport activities; activities of travel agencies (63)</text:p>
          </table:table-cell>
          <table:table-cell table:style-name="ce62" office:value-type="string" calcext:value-type="string">
            <text:p>Post and telecommunications (64)</text:p>
          </table:table-cell>
          <table:table-cell table:style-name="ce62" office:value-type="string" calcext:value-type="string">
            <text:p>Financial intermediation, except insurance and pension funding (65)</text:p>
          </table:table-cell>
          <table:table-cell table:style-name="ce62" office:value-type="string" calcext:value-type="string">
            <text:p>Insurance and pension funding, except compulsory social security (66)</text:p>
          </table:table-cell>
          <table:table-cell table:style-name="ce62" office:value-type="string" calcext:value-type="string">
            <text:p>Activities auxiliary to financial intermediation (67)</text:p>
          </table:table-cell>
          <table:table-cell table:style-name="ce62" office:value-type="string" calcext:value-type="string">
            <text:p>Real estate activities (70)</text:p>
          </table:table-cell>
          <table:table-cell table:style-name="ce62" office:value-type="string" calcext:value-type="string">
            <text:p>Renting of machinery and equipment without operator and of personal and household goods (71)</text:p>
          </table:table-cell>
          <table:table-cell table:style-name="ce62" office:value-type="string" calcext:value-type="string">
            <text:p>Computer and related activities (72)</text:p>
          </table:table-cell>
          <table:table-cell table:style-name="ce62" office:value-type="string" calcext:value-type="string">
            <text:p>Research and development (73)</text:p>
          </table:table-cell>
          <table:table-cell table:style-name="ce62" office:value-type="string" calcext:value-type="string">
            <text:p>Other business activities (74)</text:p>
          </table:table-cell>
          <table:table-cell table:style-name="ce62" office:value-type="string" calcext:value-type="string">
            <text:p>Public administration and defence; compulsory social security (75)</text:p>
          </table:table-cell>
          <table:table-cell table:style-name="ce62" office:value-type="string" calcext:value-type="string">
            <text:p>Education (80)</text:p>
          </table:table-cell>
          <table:table-cell table:style-name="ce62" office:value-type="string" calcext:value-type="string">
            <text:p>Health and social work (85)</text:p>
          </table:table-cell>
          <table:table-cell table:style-name="ce62" office:value-type="string" calcext:value-type="string">
            <text:p>Incineration of waste: Food</text:p>
          </table:table-cell>
          <table:table-cell table:style-name="ce62" office:value-type="string" calcext:value-type="string">
            <text:p>Incineration of waste: Paper</text:p>
          </table:table-cell>
          <table:table-cell table:style-name="ce62" office:value-type="string" calcext:value-type="string">
            <text:p>Incineration of waste: Plastic</text:p>
          </table:table-cell>
          <table:table-cell table:style-name="ce62" office:value-type="string" calcext:value-type="string">
            <text:p>Incineration of waste: Metals and Inert materials</text:p>
          </table:table-cell>
          <table:table-cell table:style-name="ce62" office:value-type="string" calcext:value-type="string">
            <text:p>Incineration of waste: Textiles</text:p>
          </table:table-cell>
          <table:table-cell table:style-name="ce62" office:value-type="string" calcext:value-type="string">
            <text:p>Incineration of waste: Wood</text:p>
          </table:table-cell>
          <table:table-cell table:style-name="ce62" office:value-type="string" calcext:value-type="string">
            <text:p>Incineration of waste: Oil/Hazardous waste</text:p>
          </table:table-cell>
          <table:table-cell table:style-name="ce62" office:value-type="string" calcext:value-type="string">
            <text:p>Biogasification of food waste, incl. land application</text:p>
          </table:table-cell>
          <table:table-cell table:style-name="ce62" office:value-type="string" calcext:value-type="string">
            <text:p>Biogasification of paper, incl. land application</text:p>
          </table:table-cell>
          <table:table-cell table:style-name="ce62" office:value-type="string" calcext:value-type="string">
            <text:p>Biogasification of sewage slugde, incl. land application</text:p>
          </table:table-cell>
          <table:table-cell table:style-name="ce62" office:value-type="string" calcext:value-type="string">
            <text:p>Composting of food waste, incl. land application</text:p>
          </table:table-cell>
          <table:table-cell table:style-name="ce62" office:value-type="string" calcext:value-type="string">
            <text:p>Composting of paper and wood, incl. land application</text:p>
          </table:table-cell>
          <table:table-cell table:style-name="ce62" office:value-type="string" calcext:value-type="string">
            <text:p>Waste water treatment, food</text:p>
          </table:table-cell>
          <table:table-cell table:style-name="ce62" office:value-type="string" calcext:value-type="string">
            <text:p>Waste water treatment, other</text:p>
          </table:table-cell>
          <table:table-cell table:style-name="ce62" office:value-type="string" calcext:value-type="string">
            <text:p>Landfill of waste: Food</text:p>
          </table:table-cell>
          <table:table-cell table:style-name="ce62" office:value-type="string" calcext:value-type="string">
            <text:p>Landfill of waste: Paper</text:p>
          </table:table-cell>
          <table:table-cell table:style-name="ce62" office:value-type="string" calcext:value-type="string">
            <text:p>Landfill of waste: Plastic</text:p>
          </table:table-cell>
          <table:table-cell table:style-name="ce62" office:value-type="string" calcext:value-type="string">
            <text:p>Landfill of waste: Inert/metal/hazardous</text:p>
          </table:table-cell>
          <table:table-cell table:style-name="ce62" office:value-type="string" calcext:value-type="string">
            <text:p>Landfill of waste: Textiles</text:p>
          </table:table-cell>
          <table:table-cell table:style-name="ce62" office:value-type="string" calcext:value-type="string">
            <text:p>Landfill of waste: Wood</text:p>
          </table:table-cell>
          <table:table-cell table:style-name="ce62" office:value-type="string" calcext:value-type="string">
            <text:p>Activities of membership organisation n.e.c. (91)</text:p>
          </table:table-cell>
          <table:table-cell table:style-name="ce62" office:value-type="string" calcext:value-type="string">
            <text:p>Recreational, cultural and sporting activities (92)</text:p>
          </table:table-cell>
          <table:table-cell table:style-name="ce62" office:value-type="string" calcext:value-type="string">
            <text:p>Other service activities (93)</text:p>
          </table:table-cell>
          <table:table-cell table:style-name="ce62" office:value-type="string" calcext:value-type="string">
            <text:p>Private households with employed persons (95)</text:p>
          </table:table-cell>
          <table:table-cell table:style-name="ce62" office:value-type="string" calcext:value-type="string">
            <text:p>Extra-territorial organizations and bodies</text:p>
          </table:table-cell>
          <table:table-cell table:style-name="ce37" table:number-columns-repeated="85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Cultivation in general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2" office:value-type="string" calcext:value-type="string">
            <text:p>Animal farming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9" office:value-type="string" calcext:value-type="string">
            <text:p>Milk, Animal products nec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Manure treatment, storage and land application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Forestry, logging and related service activities (02)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9" office:value-type="string" calcext:value-type="string">
            <text:p>Fishing, operating of fish hatcheries and fish farms; service activities incidental to fishing (05)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Mining of coal and lignite; extraction of peat (10)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9" office:value-type="string" calcext:value-type="string">
            <text:p>Extraction of crude petroleum, gas and other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Mining of uranium and thorium ores (12)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Mining of iron ore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Mining of copper ores and concentrates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Mining of nickel ores and concentrates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9" office:value-type="string" calcext:value-type="string">
            <text:p>Mining of aluminium ores and concentrates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9" office:value-type="string" calcext:value-type="string">
            <text:p>Mining of precious metal ores and concentrates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9" office:value-type="string" calcext:value-type="string">
            <text:p>Mining of lead, zinc and tin ores and concentrates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9" office:value-type="string" calcext:value-type="string">
            <text:p>Mining of other non-ferrous metal ores and concentrates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3" office:value-type="string" calcext:value-type="string">
            <text:p>Quarrying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Processing of meat products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Processing of food products nec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9" office:value-type="string" calcext:value-type="string">
            <text:p>Manufacture of tobacco products (16)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2" office:value-type="string" calcext:value-type="string">
            <text:p>Manufacture of textile and wearing apparel (17,18)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4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5" office:value-type="string" calcext:value-type="string">
            <text:p>Paper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9" office:value-type="string" calcext:value-type="string">
            <text:p>Publishing, printing and reproduction of recorded media (22)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9" office:value-type="string" calcext:value-type="string">
            <text:p>Manufacture of coke oven products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9" office:value-type="string" calcext:value-type="string">
            <text:p>Petroleum Refinery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9" office:value-type="string" calcext:value-type="string">
            <text:p>Processing of nuclear fuel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4" office:value-type="string" calcext:value-type="string">
            <text:p>Plastics, basic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2" office:value-type="string" calcext:value-type="string">
            <text:p>Fertilisers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9" office:value-type="string" calcext:value-type="string">
            <text:p>Chemicals nec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9" office:value-type="string" calcext:value-type="string">
            <text:p>Manufacture of rubber and plastic products (25)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4" office:value-type="string" calcext:value-type="string">
            <text:p>Manufacture of glass and glass products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9" office:value-type="string" calcext:value-type="string">
            <text:p>Manufacture of ceramic goods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9" office:value-type="string" calcext:value-type="string">
            <text:p>Manufacture of construction products and cement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9" office:value-type="string" calcext:value-type="string">
            <text:p>Manufacture of other non-metallic mineral products n.e.c.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9" office:value-type="string" calcext:value-type="string">
            <text:p>Manufacture of basic iron and steel and of ferro-alloys and first products thereof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45" office:value-type="string" calcext:value-type="string">
            <text:p>Precious metals production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5" office:value-type="string" calcext:value-type="string">
            <text:p>Aluminium production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5" office:value-type="string" calcext:value-type="string">
            <text:p>Lead, zinc and tin production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5" office:value-type="string" calcext:value-type="string">
            <text:p>Copper production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44" office:value-type="string" calcext:value-type="string">
            <text:p>Other non-ferrous metal production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9" office:value-type="string" calcext:value-type="string">
            <text:p>Casting of metals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9" office:value-type="string" calcext:value-type="string">
            <text:p>Manufacture of fabricated metal products, except machinery and equipment (28)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9" office:value-type="string" calcext:value-type="string">
            <text:p>Manufacture of machinery and equipment n.e.c. (29)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9" office:value-type="string" calcext:value-type="string">
            <text:p>Manufacture of office machinery and computers (30)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9" office:value-type="string" calcext:value-type="string">
            <text:p>Manufacture of electrical machinery and apparatus n.e.c. (31)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9" office:value-type="string" calcext:value-type="string">
            <text:p>Manufacture of medical, precision and optical instruments, watches and clocks (33)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9" office:value-type="string" calcext:value-type="string">
            <text:p>Manufacture of transport equipment (34,35)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Manufacture of furniture; manufacturing n.e.c. (36)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44" office:value-type="string" calcext:value-type="string">
            <text:p>Recycling of waste and scrap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2" office:value-type="string" calcext:value-type="string">
            <text:p>Production of electricity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6" office:value-type="string" calcext:value-type="string">
            <text:p>Transmission and distribution of electricity</text:p>
          </table:table-cell>
          <table:table-cell table:number-columns-repeated="1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0" office:value-type="string" calcext:value-type="string">
            <text:p>Manufacture of gas; distribution of gaseous fuels through mains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1" office:value-type="string" calcext:value-type="string">
            <text:p>Collection, purification and distribution of water (41)</text:p>
          </table:table-cell>
          <table:table-cell table:number-columns-repeated="1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9" office:value-type="string" calcext:value-type="string">
            <text:p>Construction (45)</text:p>
          </table:table-cell>
          <table:table-cell table:number-columns-repeated="1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9" office:value-type="string" calcext:value-type="string">
            <text:p>Sale, maintenance, repair of motor vehicles, motor vehicles parts, motorcycles, motor cycles parts and accessoiries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9" office:value-type="string" calcext:value-type="string">
            <text:p>Retail sale of automotive fuel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9" office:value-type="string" calcext:value-type="string">
            <text:p>Wholesale trade and commission trade, except of motor vehicles and motorcycles (51)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9" office:value-type="string" calcext:value-type="string">
            <text:p>Retail trade, except of motor vehicles and motorcycles; repair of personal and household goods (52)</text:p>
          </table:table-cell>
          <table:table-cell table:number-columns-repeated="1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9" office:value-type="string" calcext:value-type="string">
            <text:p>Hotels and restaurants (55)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9" office:value-type="string" calcext:value-type="string">
            <text:p>Transport via railways</text:p>
          </table:table-cell>
          <table:table-cell table:number-columns-repeated="1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9" office:value-type="string" calcext:value-type="string">
            <text:p>Other land transport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9" office:value-type="string" calcext:value-type="string">
            <text:p>Transport via pipelines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9" office:value-type="string" calcext:value-type="string">
            <text:p>Sea and coastal water transport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9" office:value-type="string" calcext:value-type="string">
            <text:p>Inland water transport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9" office:value-type="string" calcext:value-type="string">
            <text:p>Air transport (62)</text:p>
          </table:table-cell>
          <table:table-cell table:number-columns-repeated="1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9" office:value-type="string" calcext:value-type="string">
            <text:p>Supporting and auxiliary transport activities; activities of travel agencies (63)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9" office:value-type="string" calcext:value-type="string">
            <text:p>Post and telecommunications (64)</text:p>
          </table:table-cell>
          <table:table-cell table:number-columns-repeated="1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9" office:value-type="string" calcext:value-type="string">
            <text:p>Financial intermediation, insurance and pension funding (65)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9" office:value-type="string" calcext:value-type="string">
            <text:p>Renting of machinery and equipment without operator and of personal and household goods (71)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9" office:value-type="string" calcext:value-type="string">
            <text:p>Other business activities (74)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9" office:value-type="string" calcext:value-type="string">
            <text:p>Public administration and defence; compulsory social security, Education and Health (75,80,85)</text:p>
          </table:table-cell>
          <table:table-cell table:number-columns-repeated="1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4" office:value-type="string" calcext:value-type="string">
            <text:p>Waste disposal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9" office:value-type="string" calcext:value-type="string">
            <text:p>Other (91,92,93,95)</text:p>
          </table:table-cell>
          <table:table-cell table:number-columns-repeated="15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5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.A1:test.AMJ21 test.A76:test.AMJ1048576 test.B23:test.B23 test.B25:test.B37 test.C23:test.AMJ75 test.B42:test.B75 test.B22:test.AMJ22 test.A22:test.A75">
            <calcext:condition calcext:apply-style-name="Good" calcext:value="=1" calcext:base-cell-address="test.A1"/>
          </calcext:conditional-format>
        </calcext:conditional-formats>
      </table:table>
      <table:table table:name="input" table:style-name="ta1">
        <office:forms form:automatic-focus="false" form:apply-design-mode="false"/>
        <table:table-column table:style-name="co5" table:number-columns-repeated="163" table:default-cell-style-name="ce13"/>
        <table:table-row table:style-name="ro2">
          <table:table-cell table:number-columns-repeated="8" office:value-type="float" office:value="1" calcext:value-type="float">
            <text:p>1</text:p>
          </table:table-cell>
          <table:table-cell table:number-columns-repeated="155" office:value-type="float" office:value="0" calcext:value-type="float">
            <text:p>0</text:p>
          </table:table-cell>
        </table:table-row>
        <table:table-row table:style-name="ro2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2"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8" office:value-type="float" office:value="0" calcext:value-type="float">
            <text:p>0</text:p>
          </table:table-cell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</table:table-row>
        <table:table-row table:style-name="ro2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</table:table-row>
        <table:table-row table:style-name="ro2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3" office:value-type="float" office:value="0" calcext:value-type="float">
            <text:p>0</text:p>
          </table:table-cell>
        </table:table-row>
        <table:table-row table:style-name="ro2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0" office:value-type="float" office:value="0" calcext:value-type="float">
            <text:p>0</text:p>
          </table:table-cell>
        </table:table-row>
        <table:table-row table:style-name="ro2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2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</table:table-row>
        <table:table-row table:style-name="ro2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</table:table-row>
        <table:table-row table:style-name="ro2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5" office:value-type="float" office:value="0" calcext:value-type="float">
            <text:p>0</text:p>
          </table:table-cell>
        </table:table-row>
        <table:table-row table:style-name="ro2"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4" office:value-type="float" office:value="0" calcext:value-type="float">
            <text:p>0</text:p>
          </table:table-cell>
        </table:table-row>
        <table:table-row table:style-name="ro2"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3" office:value-type="float" office:value="0" calcext:value-type="float">
            <text:p>0</text:p>
          </table:table-cell>
        </table:table-row>
        <table:table-row table:style-name="ro2"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2"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</table:table-row>
        <table:table-row table:style-name="ro2">
          <table:table-cell table:number-columns-repeated="3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2">
          <table:table-cell table:number-columns-repeated="3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2"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2">
          <table:table-cell table:number-columns-repeated="4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2"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2"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2"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2"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2"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2"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2"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2"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2"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2"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2"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2">
          <table:table-cell table:number-columns-repeated="6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2"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2">
          <table:table-cell table:number-columns-repeated="7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2">
          <table:table-cell table:number-columns-repeated="7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2">
          <table:table-cell table:number-columns-repeated="7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2">
          <table:table-cell table:number-columns-repeated="7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2">
          <table:table-cell table:number-columns-repeated="7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2">
          <table:table-cell table:number-columns-repeated="8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2"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2"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2"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2"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2"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2">
          <table:table-cell table:number-columns-repeated="9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2">
          <table:table-cell table:number-columns-repeated="9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2">
          <table:table-cell table:number-columns-repeated="9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2">
          <table:table-cell table:number-columns-repeated="1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2"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2">
          <table:table-cell table:number-columns-repeated="1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2">
          <table:table-cell table:number-columns-repeated="1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2"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2">
          <table:table-cell table:number-columns-repeated="1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2">
          <table:table-cell table:number-columns-repeated="1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2">
          <table:table-cell table:number-columns-repeated="1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2"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2">
          <table:table-cell table:number-columns-repeated="1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2"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2"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table:number-columns-repeated="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2">
          <table:table-cell table:number-columns-repeated="1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2">
          <table:table-cell table:number-columns-repeated="1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2"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2">
          <table:table-cell table:number-columns-repeated="1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2">
          <table:table-cell table:number-columns-repeated="1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2"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2">
          <table:table-cell table:number-columns-repeated="1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table:number-columns-repeated="1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138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15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 table:number-rows-repeated="57">
          <table:table-cell table:number-columns-repeated="163"/>
        </table:table-row>
        <table:table-row table:style-name="ro2">
          <table:table-cell table:number-columns-repeated="163"/>
        </table:table-row>
        <calcext:conditional-formats>
          <calcext:conditional-format calcext:target-range-address="input.A1:input.FG132">
            <calcext:condition calcext:apply-style-name="Good" calcext:value="=1" calcext:base-cell-address="input.A1"/>
          </calcext:conditional-format>
        </calcext:conditional-formats>
      </table:table>
      <table:table table:name="Feuille3" table:style-name="ta1">
        <office:forms form:automatic-focus="false" form:apply-design-mode="false"/>
        <table:table-column table:style-name="co5" table:default-cell-style-name="ce64"/>
        <table:table-column table:style-name="co6" table:default-cell-style-name="Default"/>
        <table:table-column table:style-name="co7" table:default-cell-style-name="ce64"/>
        <table:table-column table:style-name="co8" table:default-cell-style-name="ce64"/>
        <table:table-column table:style-name="co9" table:default-cell-style-name="ce68"/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ultivation of paddy ric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string" calcext:value-type="string">
            <text:p>Cultivation of paddy 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ultivation of whea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string" calcext:value-type="string">
            <text:p>Cultivation of whe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ultivation of cereal grains nec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6" office:value-type="string" calcext:value-type="string">
            <text:p>Cultivation of cereal grains ne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ultivation of vegetables, fruit, nuts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6" office:value-type="string" calcext:value-type="string">
            <text:p>Cultivation of vegetables, fruit, nu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ultivation of oil seeds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6" office:value-type="string" calcext:value-type="string">
            <text:p>Cultivation of oil seed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ultivation of sugar cane, sugar bee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string" calcext:value-type="string">
            <text:p>Cultivation of sugar cane, sugar bee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ultivation of plant-based fibers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6" office:value-type="string" calcext:value-type="string">
            <text:p>Cultivation of plant-based fiber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ultivation of crops nec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6" office:value-type="string" calcext:value-type="string">
            <text:p>Cultivation of crops ne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ttle farming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6" office:value-type="string" calcext:value-type="string">
            <text:p>Cattle farmin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igs farming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6" office:value-type="string" calcext:value-type="string">
            <text:p>Pigs farmin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oultry farming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string" calcext:value-type="string">
            <text:p>Poultry farming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eat animals nec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16" office:value-type="string" calcext:value-type="string">
            <text:p>Meat animals nec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imal products nec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6" office:value-type="string" calcext:value-type="string">
            <text:p>Animal products nec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aw milk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6" office:value-type="string" calcext:value-type="string">
            <text:p>Raw milk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Wool, silk-worm cocoons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6" office:value-type="string" calcext:value-type="string">
            <text:p>Wool, silk-worm cocoon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nure treatment (conventional), storage and land application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6" office:value-type="string" calcext:value-type="string">
            <text:p>Manure treatment (conventional), storage and land applicatio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nure treatment (biogas), storage and land application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6" office:value-type="string" calcext:value-type="string">
            <text:p>Manure treatment (biogas), storage and land application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orestry, logging and related service activities (02)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6" office:value-type="string" calcext:value-type="string">
            <text:p>Forestry, logging and related service activities (02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ishing, operating of fish hatcheries and fish farms; service activities incidental to fishing (05)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6" office:value-type="string" calcext:value-type="string">
            <text:p>Fishing, operating of fish hatcheries and fish farms; service activities incidental to fishing (05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ining of coal and lignite; extraction of peat (10)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6" office:value-type="string" calcext:value-type="string">
            <text:p>Mining of coal and lignite; extraction of peat (10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xtraction of crude petroleum and services related to crude oil extraction, excluding surveying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6" office:value-type="string" calcext:value-type="string">
            <text:p>Extraction of crude petroleum and services related to crude oil extraction, excluding surveying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xtraction of natural gas and services related to natural gas extraction, excluding surveying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16" office:value-type="string" calcext:value-type="string">
            <text:p>Extraction of natural gas and services related to natural gas extraction, excluding surveyin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xtraction, liquefaction, and regasification of other petroleum and gaseous materials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6" office:value-type="string" calcext:value-type="string">
            <text:p>Extraction, liquefaction, and regasification of other petroleum and gaseous material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ning of uranium and thorium ores (12)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6" office:value-type="string" calcext:value-type="string">
            <text:p>Mining of uranium and thorium ores (12)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ning of iron ores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6" office:value-type="string" calcext:value-type="string">
            <text:p>Mining of iron ore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ning of copper ores and concentrates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6" office:value-type="string" calcext:value-type="string">
            <text:p>Mining of copper ores and concentrate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ining of nickel ores and concentrates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16" office:value-type="string" calcext:value-type="string">
            <text:p>Mining of nickel ores and concentrates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ining of aluminium ores and concentrates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16" office:value-type="string" calcext:value-type="string">
            <text:p>Mining of aluminium ores and concentrate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ning of precious metal ores and concentrates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16" office:value-type="string" calcext:value-type="string">
            <text:p>Mining of precious metal ores and concentrates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ning of lead, zinc and tin ores and concentrates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6" office:value-type="string" calcext:value-type="string">
            <text:p>Mining of lead, zinc and tin ores and concentrates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ining of other non-ferrous metal ores and concentrates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6" office:value-type="string" calcext:value-type="string">
            <text:p>Mining of other non-ferrous metal ores and concentrate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Quarrying of stone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16" office:value-type="string" calcext:value-type="string">
            <text:p>Quarrying of ston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Quarrying of sand and clay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6" office:value-type="string" calcext:value-type="string">
            <text:p>Quarrying of sand and clay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ining of chemical and fertilizer minerals, production of salt, other mining and quarrying n.e.c.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6" office:value-type="string" calcext:value-type="string">
            <text:p>Mining of chemical and fertilizer minerals, production of salt, other mining and quarrying n.e.c.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ocessing of meat cattle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16" office:value-type="string" calcext:value-type="string">
            <text:p>Processing of meat cattl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ocessing of meat pigs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6" office:value-type="string" calcext:value-type="string">
            <text:p>Processing of meat pig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ocessing of meat poultry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16" office:value-type="string" calcext:value-type="string">
            <text:p>Processing of meat poultry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oduction of meat products nec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6" office:value-type="string" calcext:value-type="string">
            <text:p>Production of meat products nec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ocessing vegetable oils and fats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16" office:value-type="string" calcext:value-type="string">
            <text:p>Processing vegetable oils and fats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ocessing of dairy products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16" office:value-type="string" calcext:value-type="string">
            <text:p>Processing of dairy product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ocessed rice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6" office:value-type="string" calcext:value-type="string">
            <text:p>Processed ric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ugar refining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16" office:value-type="string" calcext:value-type="string">
            <text:p>Sugar refining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ocessing of Food products nec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6" office:value-type="string" calcext:value-type="string">
            <text:p>Processing of Food products nec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nufacture of beverages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16" office:value-type="string" calcext:value-type="string">
            <text:p>Manufacture of beverage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nufacture of fish products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16" office:value-type="string" calcext:value-type="string">
            <text:p>Manufacture of fish products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nufacture of tobacco products (16)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6" office:value-type="string" calcext:value-type="string">
            <text:p>Manufacture of tobacco products (16)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anufacture of textiles (17)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6" office:value-type="string" calcext:value-type="string">
            <text:p>Manufacture of textiles (17)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anufacture of wearing apparel; dressing and dyeing of fur (18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6" office:value-type="string" calcext:value-type="string">
            <text:p>Manufacture of wearing apparel; dressing and dyeing of fur (18)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anning and dressing of leather; manufacture of luggage, handbags, saddlery, harness and footwear (19)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16" office:value-type="string" calcext:value-type="string">
            <text:p>Tanning and dressing of leather; manufacture of luggage, handbags, saddlery, harness and footwear (19)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15" office:value-type="float" office:value="49" calcext:value-type="float" table:number-columns-spanned="1" table:number-rows-spanned="2">
            <text:p>49</text:p>
          </table:table-cell>
          <table:table-cell table:style-name="ce15" office:value-type="float" office:value="49" calcext:value-type="float">
            <text:p>49</text:p>
          </table:table-cell>
          <table:table-cell table:style-name="ce17"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e-processing of secondary wood material into new wood material</text:p>
          </table:table-cell>
          <table:covered-table-cell/>
          <table:table-cell office:value-type="float" office:value="49" calcext:value-type="float">
            <text:p>49</text:p>
          </table:table-cell>
          <table:table-cell table:style-name="ce17" office:value-type="string" calcext:value-type="string">
            <text:p>Manufacture of wood and of products of wood and cork, except furniture; manufacture of articles of straw and plaiting materials (20)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ulp</text:p>
          </table:table-cell>
          <table:table-cell table:style-name="ce15" office:value-type="float" office:value="51" calcext:value-type="float" table:number-columns-spanned="1" table:number-rows-spanned="3">
            <text:p>51</text:p>
          </table:table-cell>
          <table:table-cell table:style-name="ce15" office:value-type="float" office:value="50" calcext:value-type="float">
            <text:p>50</text:p>
          </table:table-cell>
          <table:table-cell table:style-name="ce45" office:value-type="string" calcext:value-type="string">
            <text:p>Paper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e-processing of secondary paper into new pulp</text:p>
          </table:table-cell>
          <table:covered-table-cell/>
          <table:table-cell office:value-type="float" office:value="50" calcext:value-type="float">
            <text:p>50</text:p>
          </table:table-cell>
          <table:table-cell table:style-name="ce45" office:value-type="string" calcext:value-type="string">
            <text:p>Paper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aper</text:p>
          </table:table-cell>
          <table:covered-table-cell/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Paper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blishing, printing and reproduction of recorded media (22)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Publishing, printing and reproduction of recorded media (22)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nufacture of coke oven products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style-name="ce16" office:value-type="string" calcext:value-type="string">
            <text:p>Manufacture of coke oven products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etroleum Refinery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style-name="ce16" office:value-type="string" calcext:value-type="string">
            <text:p>Petroleum Refinery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rocessing of nuclear fuel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Processing of nuclear fuel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lastics, basic</text:p>
          </table:table-cell>
          <table:table-cell table:style-name="ce15" office:value-type="float" office:value="58" calcext:value-type="float" table:number-columns-spanned="1" table:number-rows-spanned="2">
            <text:p>58</text:p>
          </table:table-cell>
          <table:table-cell table:style-name="ce15" office:value-type="float" office:value="55" calcext:value-type="float">
            <text:p>55</text:p>
          </table:table-cell>
          <table:table-cell table:style-name="ce17" office:value-type="string" calcext:value-type="string">
            <text:p>Plastics, basic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Re-processing of secondary plastic into new plastic</text:p>
          </table:table-cell>
          <table:covered-table-cell/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Plastics, basic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-fertiliser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style-name="ce16" office:value-type="string" calcext:value-type="string">
            <text:p>N-fertiliser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- and other fertiliser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style-name="ce16" office:value-type="string" calcext:value-type="string">
            <text:p>P- and other fertiliser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hemicals nec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style-name="ce16" office:value-type="string" calcext:value-type="string">
            <text:p>Chemicals nec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nufacture of rubber and plastic products (25)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style-name="ce16" office:value-type="string" calcext:value-type="string">
            <text:p>Manufacture of rubber and plastic products (25)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nufacture of glass and glass products</text:p>
          </table:table-cell>
          <table:table-cell table:style-name="ce15" office:value-type="float" office:value="64" calcext:value-type="float" table:number-columns-spanned="1" table:number-rows-spanned="2">
            <text:p>64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Manufacture of glass and glass product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e-processing of secondary glass into new glass</text:p>
          </table:table-cell>
          <table:covered-table-cell/>
          <table:table-cell office:value-type="float" office:value="60" calcext:value-type="float">
            <text:p>60</text:p>
          </table:table-cell>
          <table:table-cell table:style-name="ce17" office:value-type="string" calcext:value-type="string">
            <text:p>Manufacture of glass and glass product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Manufacture of ceramic goods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style-name="ce16" office:value-type="string" calcext:value-type="string">
            <text:p>Manufacture of ceramic goods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style-name="ce16" office:value-type="string" calcext:value-type="string">
            <text:p>Manufacture of bricks, tiles and construction products, in baked clay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nufacture of cement, lime and plaster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style-name="ce16" office:value-type="string" calcext:value-type="string">
            <text:p>Manufacture of cement, lime and plaster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Re-processing of ash into clinker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style-name="ce16" office:value-type="string" calcext:value-type="string">
            <text:p>Re-processing of ash into clinker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Manufacture of other non-metallic mineral products n.e.c.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style-name="ce16" office:value-type="string" calcext:value-type="string">
            <text:p>Manufacture of other non-metallic mineral products n.e.c.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style-name="ce16" office:value-type="string" calcext:value-type="string">
            <text:p>Manufacture of basic iron and steel and of ferro-alloys and first products thereof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Re-processing of secondary steel into new steel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style-name="ce16" office:value-type="string" calcext:value-type="string">
            <text:p>Re-processing of secondary steel into new steel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recious metals production</text:p>
          </table:table-cell>
          <table:table-cell table:style-name="ce15" office:value-type="float" office:value="73" calcext:value-type="float" table:number-columns-spanned="1" table:number-rows-spanned="2">
            <text:p>73</text:p>
          </table:table-cell>
          <table:table-cell table:style-name="ce15" office:value-type="float" office:value="67" calcext:value-type="float">
            <text:p>67</text:p>
          </table:table-cell>
          <table:table-cell table:style-name="ce45" office:value-type="string" calcext:value-type="string">
            <text:p>Precious metals production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Re-processing of secondary preciuos metals into new preciuos metals</text:p>
          </table:table-cell>
          <table:covered-table-cell/>
          <table:table-cell office:value-type="float" office:value="67" calcext:value-type="float">
            <text:p>67</text:p>
          </table:table-cell>
          <table:table-cell table:style-name="ce45" office:value-type="string" calcext:value-type="string">
            <text:p>Precious metals production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luminium production</text:p>
          </table:table-cell>
          <table:table-cell table:style-name="ce15" office:value-type="float" office:value="75" calcext:value-type="float" table:number-columns-spanned="1" table:number-rows-spanned="2">
            <text:p>75</text:p>
          </table:table-cell>
          <table:table-cell table:style-name="ce15" office:value-type="float" office:value="68" calcext:value-type="float">
            <text:p>68</text:p>
          </table:table-cell>
          <table:table-cell table:style-name="ce45" office:value-type="string" calcext:value-type="string">
            <text:p>Aluminium production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Re-processing of secondary aluminium into new aluminium</text:p>
          </table:table-cell>
          <table:covered-table-cell/>
          <table:table-cell office:value-type="float" office:value="68" calcext:value-type="float">
            <text:p>68</text:p>
          </table:table-cell>
          <table:table-cell table:style-name="ce45" office:value-type="string" calcext:value-type="string">
            <text:p>Aluminium production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Lead, zinc and tin production</text:p>
          </table:table-cell>
          <table:table-cell table:style-name="ce15" office:value-type="float" office:value="77" calcext:value-type="float" table:number-columns-spanned="1" table:number-rows-spanned="2">
            <text:p>77</text:p>
          </table:table-cell>
          <table:table-cell table:style-name="ce15" office:value-type="float" office:value="69" calcext:value-type="float">
            <text:p>69</text:p>
          </table:table-cell>
          <table:table-cell table:style-name="ce45" office:value-type="string" calcext:value-type="string">
            <text:p>Lead, zinc and tin production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Re-processing of secondary lead into new lead, zinc and tin</text:p>
          </table:table-cell>
          <table:covered-table-cell/>
          <table:table-cell office:value-type="float" office:value="69" calcext:value-type="float">
            <text:p>69</text:p>
          </table:table-cell>
          <table:table-cell table:style-name="ce45" office:value-type="string" calcext:value-type="string">
            <text:p>Lead, zinc and tin production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opper production</text:p>
          </table:table-cell>
          <table:table-cell table:style-name="ce15" office:value-type="float" office:value="79" calcext:value-type="float" table:number-columns-spanned="1" table:number-rows-spanned="2">
            <text:p>79</text:p>
          </table:table-cell>
          <table:table-cell table:style-name="ce15" office:value-type="float" office:value="70" calcext:value-type="float">
            <text:p>70</text:p>
          </table:table-cell>
          <table:table-cell table:style-name="ce45" office:value-type="string" calcext:value-type="string">
            <text:p>Copper production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Re-processing of secondary copper into new copper</text:p>
          </table:table-cell>
          <table:covered-table-cell/>
          <table:table-cell office:value-type="float" office:value="70" calcext:value-type="float">
            <text:p>70</text:p>
          </table:table-cell>
          <table:table-cell table:style-name="ce45" office:value-type="string" calcext:value-type="string">
            <text:p>Copper production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Other non-ferrous metal production</text:p>
          </table:table-cell>
          <table:table-cell table:style-name="ce15" office:value-type="float" office:value="81" calcext:value-type="float" table:number-columns-spanned="1" table:number-rows-spanned="2">
            <text:p>81</text:p>
          </table:table-cell>
          <table:table-cell table:style-name="ce15" office:value-type="float" office:value="71" calcext:value-type="float">
            <text:p>71</text:p>
          </table:table-cell>
          <table:table-cell table:style-name="ce17" office:value-type="string" calcext:value-type="string">
            <text:p>Other non-ferrous metal production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Re-processing of secondary other non-ferrous metals into new other non-ferrous metals</text:p>
          </table:table-cell>
          <table:covered-table-cell/>
          <table:table-cell office:value-type="float" office:value="71" calcext:value-type="float">
            <text:p>71</text:p>
          </table:table-cell>
          <table:table-cell table:style-name="ce17" office:value-type="string" calcext:value-type="string">
            <text:p>Other non-ferrous metal production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asting of metals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style-name="ce16" office:value-type="string" calcext:value-type="string">
            <text:p>Casting of metals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style-name="ce16" office:value-type="string" calcext:value-type="string">
            <text:p>Manufacture of fabricated metal products, except machinery and equipment (28)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anufacture of machinery and equipment n.e.c. (29)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style-name="ce16" office:value-type="string" calcext:value-type="string">
            <text:p>Manufacture of machinery and equipment n.e.c. (29)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Manufacture of office machinery and computers (30)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style-name="ce16" office:value-type="string" calcext:value-type="string">
            <text:p>Manufacture of office machinery and computers (30)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nufacture of electrical machinery and apparatus n.e.c. (31)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table:style-name="ce16" office:value-type="string" calcext:value-type="string">
            <text:p>Manufacture of electrical machinery and apparatus n.e.c. (31)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style-name="ce16" office:value-type="string" calcext:value-type="string">
            <text:p>Manufacture of radio, television and communication equipment and apparatus (32)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style-name="ce16" office:value-type="string" calcext:value-type="string">
            <text:p>Manufacture of medical, precision and optical instruments, watches and clocks (33)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anufacture of motor vehicles, trailers and semi-trailers (34)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style-name="ce16" office:value-type="string" calcext:value-type="string">
            <text:p>Manufacture of motor vehicles, trailers and semi-trailers (34)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Manufacture of other transport equipment (35)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style-name="ce16" office:value-type="string" calcext:value-type="string">
            <text:p>Manufacture of other transport equipment (35)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Manufacture of furniture; manufacturing n.e.c. (36)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style-name="ce16" office:value-type="string" calcext:value-type="string">
            <text:p>Manufacture of furniture; manufacturing n.e.c. (36)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Recycling of waste and scrap</text:p>
          </table:table-cell>
          <table:table-cell table:style-name="ce15" office:value-type="float" office:value="93" calcext:value-type="float" table:number-columns-spanned="1" table:number-rows-spanned="2">
            <text:p>93</text:p>
          </table:table-cell>
          <table:table-cell table:style-name="ce15" office:value-type="float" office:value="82" calcext:value-type="float">
            <text:p>82</text:p>
          </table:table-cell>
          <table:table-cell table:style-name="ce17" office:value-type="string" calcext:value-type="string">
            <text:p>Recycling of waste and scrap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Recycling of bottles by direct reuse</text:p>
          </table:table-cell>
          <table:covered-table-cell/>
          <table:table-cell office:value-type="float" office:value="82" calcext:value-type="float">
            <text:p>82</text:p>
          </table:table-cell>
          <table:table-cell table:style-name="ce17" office:value-type="string" calcext:value-type="string">
            <text:p>Recycling of waste and scrap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roduction of electricity by coal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style-name="ce16" office:value-type="string" calcext:value-type="string">
            <text:p>Production of electricity by coal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roduction of electricity by gas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table:style-name="ce16" office:value-type="string" calcext:value-type="string">
            <text:p>Production of electricity by gas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roduction of electricity by nuclear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style-name="ce16" office:value-type="string" calcext:value-type="string">
            <text:p>Production of electricity by nuclear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Production of electricity by hydro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style-name="ce16" office:value-type="string" calcext:value-type="string">
            <text:p>Production of electricity by hydro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Production of electricity by wind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style-name="ce16" office:value-type="string" calcext:value-type="string">
            <text:p>Production of electricity by wind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roduction of electricity by petroleum and other oil derivatives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style-name="ce16" office:value-type="string" calcext:value-type="string">
            <text:p>Production of electricity by petroleum and other oil derivatives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Production of electricity by biomass and waste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style-name="ce16" office:value-type="string" calcext:value-type="string">
            <text:p>Production of electricity by biomass and waste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Production of electricity by solar photovoltaic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Production of electricity by solar photovoltaic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Production of electricity by solar thermal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table:style-name="ce16" office:value-type="string" calcext:value-type="string">
            <text:p>Production of electricity by solar thermal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Production of electricity by tide, wave, ocean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table:style-name="ce16" office:value-type="string" calcext:value-type="string">
            <text:p>Production of electricity by tide, wave, ocean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Production of electricity by Geothermal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table:style-name="ce16" office:value-type="string" calcext:value-type="string">
            <text:p>Production of electricity by Geothermal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Production of electricity nec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table:style-name="ce16" office:value-type="string" calcext:value-type="string">
            <text:p>Production of electricity nec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Transmission of electricity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style-name="ce16" office:value-type="string" calcext:value-type="string">
            <text:p>Transmission of electricity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Distribution and trade of electricity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table:style-name="ce16" office:value-type="string" calcext:value-type="string">
            <text:p>Distribution and trade of electricity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anufacture of gas; distribution of gaseous fuels through mains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Manufacture of gas; distribution of gaseous fuels through mains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Steam and hot water supply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Steam and hot water supply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Collection, purification and distribution of water (41)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table:style-name="ce16" office:value-type="string" calcext:value-type="string">
            <text:p>Collection, purification and distribution of water (41)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Construction (45)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style-name="ce16" office:value-type="string" calcext:value-type="string">
            <text:p>Construction (45)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e-processing of secondary construction material into aggregates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Re-processing of secondary construction material into aggregates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table:style-name="ce16" office:value-type="string" calcext:value-type="string">
            <text:p>Sale, maintenance, repair of motor vehicles, motor vehicles parts, motorcycles, motor cycles parts and accessoiries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Retail sale of automotive fuel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table:style-name="ce16" office:value-type="string" calcext:value-type="string">
            <text:p>Retail sale of automotive fuel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table:style-name="ce16" office:value-type="string" calcext:value-type="string">
            <text:p>Wholesale trade and commission trade, except of motor vehicles and motorcycles (51)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table:style-name="ce16" office:value-type="string" calcext:value-type="string">
            <text:p>Retail trade, except of motor vehicles and motorcycles; repair of personal and household goods (52)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Hotels and restaurants (55)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table:style-name="ce16" office:value-type="string" calcext:value-type="string">
            <text:p>Hotels and restaurants (55)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Transport via railways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table:style-name="ce16" office:value-type="string" calcext:value-type="string">
            <text:p>Transport via railways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Other land transport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Other land transport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Transport via pipelines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table:style-name="ce16" office:value-type="string" calcext:value-type="string">
            <text:p>Transport via pipelines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Sea and coastal water transport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table:style-name="ce16" office:value-type="string" calcext:value-type="string">
            <text:p>Sea and coastal water transport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Inland water transport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table:style-name="ce16" office:value-type="string" calcext:value-type="string">
            <text:p>Inland water transport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ir transport (62)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style-name="ce16" office:value-type="string" calcext:value-type="string">
            <text:p>Air transport (62)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table:style-name="ce16" office:value-type="string" calcext:value-type="string">
            <text:p>Supporting and auxiliary transport activities; activities of travel agencies (63)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Post and telecommunications (64)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table:style-name="ce16" office:value-type="string" calcext:value-type="string">
            <text:p>Post and telecommunications (64)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table:style-name="ce16" office:value-type="string" calcext:value-type="string">
            <text:p>Financial intermediation, except insurance and pension funding (65)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style-name="ce16" office:value-type="string" calcext:value-type="string">
            <text:p>Insurance and pension funding, except compulsory social security (66)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Activities auxiliary to financial intermediation (67)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table:style-name="ce16" office:value-type="string" calcext:value-type="string">
            <text:p>Activities auxiliary to financial intermediation (67)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Real estate activities (70)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table:style-name="ce16" office:value-type="string" calcext:value-type="string">
            <text:p>Real estate activities (70)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table:style-name="ce16" office:value-type="string" calcext:value-type="string">
            <text:p>Renting of machinery and equipment without operator and of personal and household goods (71)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Computer and related activities (72)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table:style-name="ce16" office:value-type="string" calcext:value-type="string">
            <text:p>Computer and related activities (72)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Research and development (73)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table:style-name="ce16" office:value-type="string" calcext:value-type="string">
            <text:p>Research and development (73)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Other business activities (74)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table:style-name="ce16" office:value-type="string" calcext:value-type="string">
            <text:p>Other business activities (74)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table:style-name="ce16" office:value-type="string" calcext:value-type="string">
            <text:p>Public administration and defence; compulsory social security (75)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Education (80)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table:style-name="ce16" office:value-type="string" calcext:value-type="string">
            <text:p>Education (80)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Health and social work (85)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table:style-name="ce16" office:value-type="string" calcext:value-type="string">
            <text:p>Health and social work (85)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Incineration of waste: Food</text:p>
          </table:table-cell>
          <table:table-cell table:style-name="ce15" office:value-type="float" office:value="138" calcext:value-type="float" table:number-columns-spanned="1" table:number-rows-spanned="20">
            <text:p>138</text:p>
          </table:table-cell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Incineration of waste: Paper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Incineration of waste: Plastic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Incineration of waste: Metals and Inert materials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Incineration of waste: Textiles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Incineration of waste: Wood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Incineration of waste: Oil/Hazardous waste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Biogasification of food waste, incl. land application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Biogasification of paper, incl. land application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Biogasification of sewage slugde, incl. land application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Composting of food waste, incl. land application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Composting of paper and wood, incl. land application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Waste water treatment, food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Waste water treatment, other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Landfill of waste: Food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Landfill of waste: Paper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Landfill of waste: Plastic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Landfill of waste: Inert/metal/hazardous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Landfill of waste: Textiles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Landfill of waste: Wood</text:p>
          </table:table-cell>
          <table:covered-table-cell/>
          <table:table-cell table:style-name="ce15" office:value-type="float" office:value="126" calcext:value-type="float">
            <text:p>126</text:p>
          </table:table-cell>
          <table:table-cell table:style-name="ce17" office:value-type="string" calcext:value-type="string">
            <text:p>Waste disposal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Activities of membership organisation n.e.c. (91)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table:style-name="ce16" office:value-type="string" calcext:value-type="string">
            <text:p>Activities of membership organisation n.e.c. (91)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Recreational, cultural and sporting activities (92)</text:p>
          </table:table-cell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table:style-name="ce16" office:value-type="string" calcext:value-type="string">
            <text:p>Recreational, cultural and sporting activities (92)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Other service activities (93)</text:p>
          </table:table-cell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table:style-name="ce16" office:value-type="string" calcext:value-type="string">
            <text:p>Other service activities (93)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Private households with employed persons (95)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table:style-name="ce16" office:value-type="string" calcext:value-type="string">
            <text:p>Private households with employed persons (95)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Extra-territorial organizations and bodies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table:style-name="ce16" office:value-type="string" calcext:value-type="string">
            <text:p>Extra-territorial organizations and bodies</text:p>
          </table:table-cell>
        </table:table-row>
        <table:table-row table:style-name="ro2" table:number-rows-repeated="1048412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Feuille3.E1:Feuille3.E51 Feuille3.E54:Feuille3.E73 Feuille3.E82:Feuille3.E163">
            <calcext:condition calcext:apply-style-name="Good" calcext:value="=1" calcext:base-cell-address="Feuille3.E1"/>
          </calcext:conditional-format>
        </calcext:conditional-formats>
      </table:table>
      <table:table table:name="Feuille4" table:style-name="ta1">
        <office:forms form:automatic-focus="false" form:apply-design-mode="false"/>
        <table:table-column table:style-name="co5" table:default-cell-style-name="Default"/>
        <table:table-column table:style-name="co10" table:default-cell-style-name="ce68"/>
        <table:table-column table:style-name="co5" table:number-columns-repeated="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 table:style-name="ce64" office:value-type="float" office:value="0" calcext:value-type="float">
            <text:p>0</text:p>
          </table:table-cell>
          <table:table-cell table:style-name="ce19" office:value-type="string" calcext:value-type="string">
            <text:p>Cultivation of paddy ric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ultivation in general</text:p>
          </table:table-cell>
          <table:table-cell office:value-type="string" calcext:value-type="string">
            <text:p>"Cultivation in general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1" calcext:value-type="float">
            <text:p>1</text:p>
          </table:table-cell>
          <table:table-cell table:style-name="ce19" office:value-type="string" calcext:value-type="string">
            <text:p>Cultivation of whea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nimal farming</text:p>
          </table:table-cell>
          <table:table-cell office:value-type="string" calcext:value-type="string">
            <text:p><text:s text:c="8"/>"Animal farming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2" calcext:value-type="float">
            <text:p>2</text:p>
          </table:table-cell>
          <table:table-cell table:style-name="ce19" office:value-type="string" calcext:value-type="string">
            <text:p>Cultivation of cereal grains nec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Milk, Animal products nec</text:p>
          </table:table-cell>
          <table:table-cell office:value-type="string" calcext:value-type="string">
            <text:p><text:s text:c="8"/>"Milk, Animal products nec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4" calcext:value-type="float">
            <text:p>4</text:p>
          </table:table-cell>
          <table:table-cell table:style-name="ce20" office:value-type="string" calcext:value-type="string">
            <text:p>Cultivation of oil seeds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Manure treatment, storage and land application</text:p>
          </table:table-cell>
          <table:table-cell office:value-type="string" calcext:value-type="string">
            <text:p><text:s text:c="8"/>"Manure treatment, storage and land application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5" calcext:value-type="float">
            <text:p>5</text:p>
          </table:table-cell>
          <table:table-cell table:style-name="ce20" office:value-type="string" calcext:value-type="string">
            <text:p>Cultivation of sugar cane, sugar bee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orestry, logging and related service activities (02)</text:p>
          </table:table-cell>
          <table:table-cell office:value-type="string" calcext:value-type="string">
            <text:p><text:s text:c="8"/>"Forestry, logging and related service activities (02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6" calcext:value-type="float">
            <text:p>6</text:p>
          </table:table-cell>
          <table:table-cell table:style-name="ce20" office:value-type="string" calcext:value-type="string">
            <text:p>Cultivation of plant-based fibers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Fishing, operating of fish hatcheries and fish farms; service activities incidental to fishing (05)</text:p>
          </table:table-cell>
          <table:table-cell office:value-type="string" calcext:value-type="string">
            <text:p><text:s text:c="8"/>"Fishing, operating of fish hatcheries and fish farms; service activities incidental to fishing (05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7" calcext:value-type="float">
            <text:p>7</text:p>
          </table:table-cell>
          <table:table-cell table:style-name="ce20" office:value-type="string" calcext:value-type="string">
            <text:p>Cultivation of crops nec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Mining of coal and lignite; extraction of peat (10)</text:p>
          </table:table-cell>
          <table:table-cell office:value-type="string" calcext:value-type="string">
            <text:p><text:s text:c="8"/>"Mining of coal and lignite; extraction of peat (10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8" calcext:value-type="float">
            <text:p>8</text:p>
          </table:table-cell>
          <table:table-cell table:style-name="ce21" office:value-type="string" calcext:value-type="string">
            <text:p>Cattle farming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Extraction of crude petroleum, gas and other</text:p>
          </table:table-cell>
          <table:table-cell office:value-type="string" calcext:value-type="string">
            <text:p><text:s text:c="8"/>"Extraction of crude petroleum and services related to crude oil extraction, excluding surveying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9" calcext:value-type="float">
            <text:p>9</text:p>
          </table:table-cell>
          <table:table-cell table:style-name="ce21" office:value-type="string" calcext:value-type="string">
            <text:p>Pigs farming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Mining of uranium and thorium ores (12)</text:p>
          </table:table-cell>
          <table:table-cell office:value-type="string" calcext:value-type="string">
            <text:p><text:s text:c="8"/>"Mining of uranium and thorium ores (12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10" calcext:value-type="float">
            <text:p>10</text:p>
          </table:table-cell>
          <table:table-cell table:style-name="ce21" office:value-type="string" calcext:value-type="string">
            <text:p>Poultry farming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Mining of iron ores</text:p>
          </table:table-cell>
          <table:table-cell office:value-type="string" calcext:value-type="string">
            <text:p><text:s text:c="8"/>"Mining of iron ore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11" calcext:value-type="float">
            <text:p>11</text:p>
          </table:table-cell>
          <table:table-cell table:style-name="ce19" office:value-type="string" calcext:value-type="string">
            <text:p>Meat animals nec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Mining of copper ores and concentrates</text:p>
          </table:table-cell>
          <table:table-cell office:value-type="string" calcext:value-type="string">
            <text:p><text:s text:c="8"/>"Mining of copper ores and concentrate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12" calcext:value-type="float">
            <text:p>12</text:p>
          </table:table-cell>
          <table:table-cell table:style-name="ce19" office:value-type="string" calcext:value-type="string">
            <text:p>Animal products nec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Mining of nickel ores and concentrates</text:p>
          </table:table-cell>
          <table:table-cell office:value-type="string" calcext:value-type="string">
            <text:p><text:s text:c="8"/>"Mining of nickel ores and concentrate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13" calcext:value-type="float">
            <text:p>13</text:p>
          </table:table-cell>
          <table:table-cell table:style-name="ce19" office:value-type="string" calcext:value-type="string">
            <text:p>Raw milk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Mining of aluminium ores and concentrates</text:p>
          </table:table-cell>
          <table:table-cell office:value-type="string" calcext:value-type="string">
            <text:p><text:s text:c="8"/>"Mining of aluminium ores and concentrate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14" calcext:value-type="float">
            <text:p>14</text:p>
          </table:table-cell>
          <table:table-cell table:style-name="ce19" office:value-type="string" calcext:value-type="string">
            <text:p>Wool, silk-worm cocoons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Mining of precious metal ores and concentrates</text:p>
          </table:table-cell>
          <table:table-cell office:value-type="string" calcext:value-type="string">
            <text:p><text:s text:c="8"/>"Mining of precious metal ores and concentrate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15" calcext:value-type="float">
            <text:p>15</text:p>
          </table:table-cell>
          <table:table-cell table:style-name="ce22" office:value-type="string" calcext:value-type="string">
            <text:p>Manure treatment (conventional), storage and land application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Mining of lead, zinc and tin ores and concentrates</text:p>
          </table:table-cell>
          <table:table-cell office:value-type="string" calcext:value-type="string">
            <text:p><text:s text:c="8"/>"Mining of lead, zinc and tin ores and concentrate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16" calcext:value-type="float">
            <text:p>16</text:p>
          </table:table-cell>
          <table:table-cell table:style-name="ce22" office:value-type="string" calcext:value-type="string">
            <text:p>Manure treatment (biogas), storage and land application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Mining of other non-ferrous metal ores and concentrates</text:p>
          </table:table-cell>
          <table:table-cell office:value-type="string" calcext:value-type="string">
            <text:p><text:s text:c="8"/>"Mining of other non-ferrous metal ores and concentrate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17" calcext:value-type="float">
            <text:p>17</text:p>
          </table:table-cell>
          <table:table-cell table:style-name="ce19" office:value-type="string" calcext:value-type="string">
            <text:p>Forestry, logging and related service activities (02)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Quarrying</text:p>
          </table:table-cell>
          <table:table-cell office:value-type="string" calcext:value-type="string">
            <text:p><text:s text:c="8"/>"Quarrying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18" calcext:value-type="float">
            <text:p>18</text:p>
          </table:table-cell>
          <table:table-cell table:style-name="ce19" office:value-type="string" calcext:value-type="string">
            <text:p>Fishing, operating of fish hatcheries and fish farms; service activities incidental to fishing (05)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Processing of meat products</text:p>
          </table:table-cell>
          <table:table-cell office:value-type="string" calcext:value-type="string">
            <text:p><text:s text:c="8"/>"Processing of meat product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19" calcext:value-type="float">
            <text:p>19</text:p>
          </table:table-cell>
          <table:table-cell table:style-name="ce19" office:value-type="string" calcext:value-type="string">
            <text:p>Mining of coal and lignite; extraction of peat (10)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Processing of food products nec</text:p>
          </table:table-cell>
          <table:table-cell office:value-type="string" calcext:value-type="string">
            <text:p><text:s text:c="8"/>"Processing of food products nec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20" calcext:value-type="float">
            <text:p>20</text:p>
          </table:table-cell>
          <table:table-cell table:style-name="ce19" office:value-type="string" calcext:value-type="string">
            <text:p>Extraction of crude petroleum and services related to crude oil extraction, excluding surveying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Manufacture of tobacco products (16)</text:p>
          </table:table-cell>
          <table:table-cell office:value-type="string" calcext:value-type="string">
            <text:p><text:s text:c="8"/>"Manufacture of tobacco products (16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21" calcext:value-type="float">
            <text:p>21</text:p>
          </table:table-cell>
          <table:table-cell table:style-name="ce19" office:value-type="string" calcext:value-type="string">
            <text:p>Extraction of natural gas and services related to natural gas extraction, excluding surveying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Manufacture of textile and wearing apparel (17,18)</text:p>
          </table:table-cell>
          <table:table-cell office:value-type="string" calcext:value-type="string">
            <text:p><text:s text:c="8"/>"Manufacture of wearing apparel; dressing and dyeing of fur (18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22" calcext:value-type="float">
            <text:p>22</text:p>
          </table:table-cell>
          <table:table-cell table:style-name="ce19" office:value-type="string" calcext:value-type="string">
            <text:p>Extraction, liquefaction, and regasification of other petroleum and gaseous materials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string" calcext:value-type="string">
            <text:p><text:s text:c="8"/>"Manufacture of wood and of products of wood and cork, except furniture; manufacture of articles of straw and plaiting materials (20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23" calcext:value-type="float">
            <text:p>23</text:p>
          </table:table-cell>
          <table:table-cell table:style-name="ce19" office:value-type="string" calcext:value-type="string">
            <text:p>Mining of uranium and thorium ores (12)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45" office:value-type="string" calcext:value-type="string">
            <text:p>Paper</text:p>
          </table:table-cell>
          <table:table-cell office:value-type="string" calcext:value-type="string">
            <text:p><text:s text:c="8"/>"Paper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24" calcext:value-type="float">
            <text:p>24</text:p>
          </table:table-cell>
          <table:table-cell table:style-name="ce19" office:value-type="string" calcext:value-type="string">
            <text:p>Mining of iron ores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Publishing, printing and reproduction of recorded media (22)</text:p>
          </table:table-cell>
          <table:table-cell office:value-type="string" calcext:value-type="string">
            <text:p><text:s text:c="8"/>"Publishing, printing and reproduction of recorded media (22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25" calcext:value-type="float">
            <text:p>25</text:p>
          </table:table-cell>
          <table:table-cell table:style-name="ce19" office:value-type="string" calcext:value-type="string">
            <text:p>Mining of copper ores and concentrates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Manufacture of coke oven products</text:p>
          </table:table-cell>
          <table:table-cell office:value-type="string" calcext:value-type="string">
            <text:p><text:s text:c="8"/>"Manufacture of coke oven product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26" calcext:value-type="float">
            <text:p>26</text:p>
          </table:table-cell>
          <table:table-cell table:style-name="ce19" office:value-type="string" calcext:value-type="string">
            <text:p>Mining of nickel ores and concentrates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Petroleum Refinery</text:p>
          </table:table-cell>
          <table:table-cell office:value-type="string" calcext:value-type="string">
            <text:p><text:s text:c="8"/>"Petroleum Refinery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27" calcext:value-type="float">
            <text:p>27</text:p>
          </table:table-cell>
          <table:table-cell table:style-name="ce19" office:value-type="string" calcext:value-type="string">
            <text:p>Mining of aluminium ores and concentrates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Processing of nuclear fuel</text:p>
          </table:table-cell>
          <table:table-cell office:value-type="string" calcext:value-type="string">
            <text:p><text:s text:c="8"/>"Processing of nuclear fuel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28" calcext:value-type="float">
            <text:p>28</text:p>
          </table:table-cell>
          <table:table-cell table:style-name="ce19" office:value-type="string" calcext:value-type="string">
            <text:p>Mining of precious metal ores and concentrates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Plastics, basic</text:p>
          </table:table-cell>
          <table:table-cell office:value-type="string" calcext:value-type="string">
            <text:p><text:s text:c="8"/>"Plastics, basic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29" calcext:value-type="float">
            <text:p>29</text:p>
          </table:table-cell>
          <table:table-cell table:style-name="ce19" office:value-type="string" calcext:value-type="string">
            <text:p>Mining of lead, zinc and tin ores and concentrates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Fertilisers</text:p>
          </table:table-cell>
          <table:table-cell office:value-type="string" calcext:value-type="string">
            <text:p><text:s text:c="8"/>"Fertiliser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30" calcext:value-type="float">
            <text:p>30</text:p>
          </table:table-cell>
          <table:table-cell table:style-name="ce19" office:value-type="string" calcext:value-type="string">
            <text:p>Mining of other non-ferrous metal ores and concentrates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Chemicals nec</text:p>
          </table:table-cell>
          <table:table-cell office:value-type="string" calcext:value-type="string">
            <text:p><text:s text:c="8"/>"Chemicals nec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31" calcext:value-type="float">
            <text:p>31</text:p>
          </table:table-cell>
          <table:table-cell table:style-name="ce22" office:value-type="string" calcext:value-type="string">
            <text:p>Quarrying of stone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Manufacture of rubber and plastic products (25)</text:p>
          </table:table-cell>
          <table:table-cell office:value-type="string" calcext:value-type="string">
            <text:p><text:s text:c="8"/>"Manufacture of rubber and plastic products (25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32" calcext:value-type="float">
            <text:p>32</text:p>
          </table:table-cell>
          <table:table-cell table:style-name="ce22" office:value-type="string" calcext:value-type="string">
            <text:p>Quarrying of sand and cla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Manufacture of glass and glass products</text:p>
          </table:table-cell>
          <table:table-cell office:value-type="string" calcext:value-type="string">
            <text:p><text:s text:c="8"/>"Manufacture of glass and glass product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33" calcext:value-type="float">
            <text:p>33</text:p>
          </table:table-cell>
          <table:table-cell table:style-name="ce19" office:value-type="string" calcext:value-type="string">
            <text:p>Mining of chemical and fertilizer minerals, production of salt, other mining and quarrying n.e.c.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style-name="ce19" office:value-type="string" calcext:value-type="string">
            <text:p>Manufacture of ceramic goods</text:p>
          </table:table-cell>
          <table:table-cell office:value-type="string" calcext:value-type="string">
            <text:p><text:s text:c="8"/>"Manufacture of ceramic good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34" calcext:value-type="float">
            <text:p>34</text:p>
          </table:table-cell>
          <table:table-cell table:style-name="ce21" office:value-type="string" calcext:value-type="string">
            <text:p>Processing of meat cattle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Manufacture of construction products and cement</text:p>
          </table:table-cell>
          <table:table-cell office:value-type="string" calcext:value-type="string">
            <text:p><text:s text:c="8"/>"Manufacture of construction products and cement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35" calcext:value-type="float">
            <text:p>35</text:p>
          </table:table-cell>
          <table:table-cell table:style-name="ce21" office:value-type="string" calcext:value-type="string">
            <text:p>Processing of meat pigs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style-name="ce19" office:value-type="string" calcext:value-type="string">
            <text:p>Manufacture of other non-metallic mineral products n.e.c.</text:p>
          </table:table-cell>
          <table:table-cell office:value-type="string" calcext:value-type="string">
            <text:p><text:s text:c="8"/>"Manufacture of other non-metallic mineral products n.e.c.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36" calcext:value-type="float">
            <text:p>36</text:p>
          </table:table-cell>
          <table:table-cell table:style-name="ce21" office:value-type="string" calcext:value-type="string">
            <text:p>Processing of meat poultry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Manufacture of basic iron and steel and of ferro-alloys and first products thereof</text:p>
          </table:table-cell>
          <table:table-cell office:value-type="string" calcext:value-type="string">
            <text:p><text:s text:c="8"/>"Manufacture of basic iron and steel and of ferro-alloys and first products thereof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37" calcext:value-type="float">
            <text:p>37</text:p>
          </table:table-cell>
          <table:table-cell table:style-name="ce21" office:value-type="string" calcext:value-type="string">
            <text:p>Production of meat products nec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style-name="ce45" office:value-type="string" calcext:value-type="string">
            <text:p>Precious metals production</text:p>
          </table:table-cell>
          <table:table-cell office:value-type="string" calcext:value-type="string">
            <text:p><text:s text:c="8"/>"Precious metals production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38" calcext:value-type="float">
            <text:p>38</text:p>
          </table:table-cell>
          <table:table-cell table:style-name="ce19" office:value-type="string" calcext:value-type="string">
            <text:p>Processing vegetable oils and fats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style-name="ce45" office:value-type="string" calcext:value-type="string">
            <text:p>Aluminium production</text:p>
          </table:table-cell>
          <table:table-cell office:value-type="string" calcext:value-type="string">
            <text:p><text:s text:c="8"/>"Aluminium production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39" calcext:value-type="float">
            <text:p>39</text:p>
          </table:table-cell>
          <table:table-cell table:style-name="ce19" office:value-type="string" calcext:value-type="string">
            <text:p>Processing of dairy products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style-name="ce45" office:value-type="string" calcext:value-type="string">
            <text:p>Lead, zinc and tin production</text:p>
          </table:table-cell>
          <table:table-cell office:value-type="string" calcext:value-type="string">
            <text:p><text:s text:c="8"/>"Lead, zinc and tin production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40" calcext:value-type="float">
            <text:p>40</text:p>
          </table:table-cell>
          <table:table-cell table:style-name="ce19" office:value-type="string" calcext:value-type="string">
            <text:p>Processed rice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style-name="ce45" office:value-type="string" calcext:value-type="string">
            <text:p>Copper production</text:p>
          </table:table-cell>
          <table:table-cell office:value-type="string" calcext:value-type="string">
            <text:p><text:s text:c="8"/>"Copper production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41" calcext:value-type="float">
            <text:p>41</text:p>
          </table:table-cell>
          <table:table-cell table:style-name="ce19" office:value-type="string" calcext:value-type="string">
            <text:p>Sugar refining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style-name="ce23" office:value-type="string" calcext:value-type="string">
            <text:p>Other non-ferrous metal production</text:p>
          </table:table-cell>
          <table:table-cell office:value-type="string" calcext:value-type="string">
            <text:p><text:s text:c="8"/>"Other non-ferrous metal production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42" calcext:value-type="float">
            <text:p>42</text:p>
          </table:table-cell>
          <table:table-cell table:style-name="ce21" office:value-type="string" calcext:value-type="string">
            <text:p>Processing of Food products nec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Casting of metals</text:p>
          </table:table-cell>
          <table:table-cell office:value-type="string" calcext:value-type="string">
            <text:p><text:s text:c="8"/>"Casting of metals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43" calcext:value-type="float">
            <text:p>43</text:p>
          </table:table-cell>
          <table:table-cell table:style-name="ce21" office:value-type="string" calcext:value-type="string">
            <text:p>Manufacture of beverages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Manufacture of fabricated metal products, except machinery and equipment (28)</text:p>
          </table:table-cell>
          <table:table-cell office:value-type="string" calcext:value-type="string">
            <text:p><text:s text:c="8"/>"Manufacture of fabricated metal products, except machinery and equipment (28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44" calcext:value-type="float">
            <text:p>44</text:p>
          </table:table-cell>
          <table:table-cell table:style-name="ce21" office:value-type="string" calcext:value-type="string">
            <text:p>Manufacture of fish products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Manufacture of machinery and equipment n.e.c. (29)</text:p>
          </table:table-cell>
          <table:table-cell office:value-type="string" calcext:value-type="string">
            <text:p><text:s text:c="8"/>"Manufacture of machinery and equipment n.e.c. (29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45" calcext:value-type="float">
            <text:p>45</text:p>
          </table:table-cell>
          <table:table-cell table:style-name="ce19" office:value-type="string" calcext:value-type="string">
            <text:p>Manufacture of tobacco products (16)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Manufacture of office machinery and computers (30)</text:p>
          </table:table-cell>
          <table:table-cell office:value-type="string" calcext:value-type="string">
            <text:p><text:s text:c="8"/>"Manufacture of office machinery and computers (30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46" calcext:value-type="float">
            <text:p>46</text:p>
          </table:table-cell>
          <table:table-cell table:style-name="ce19" office:value-type="string" calcext:value-type="string">
            <text:p>Manufacture of textiles (17)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style-name="ce19" office:value-type="string" calcext:value-type="string">
            <text:p>Manufacture of electrical machinery and apparatus n.e.c. (31)</text:p>
          </table:table-cell>
          <table:table-cell office:value-type="string" calcext:value-type="string">
            <text:p><text:s text:c="8"/>"Manufacture of electrical machinery and apparatus n.e.c. (31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47" calcext:value-type="float">
            <text:p>47</text:p>
          </table:table-cell>
          <table:table-cell table:style-name="ce21" office:value-type="string" calcext:value-type="string">
            <text:p>Manufacture of wearing apparel; dressing and dyeing of fur (18)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Manufacture of medical, precision and optical instruments, watches and clocks (33)</text:p>
          </table:table-cell>
          <table:table-cell office:value-type="string" calcext:value-type="string">
            <text:p><text:s text:c="8"/>"Manufacture of medical, precision and optical instruments, watches and clocks (33)"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64" office:value-type="float" office:value="48" calcext:value-type="float">
            <text:p>48</text:p>
          </table:table-cell>
          <table:table-cell table:style-name="ce21" office:value-type="string" calcext:value-type="string">
            <text:p>Tanning and dressing of leather; manufacture of luggage, handbags, saddlery, harness and footwear (19)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Manufacture of transport equipment (34,35)</text:p>
          </table:table-cell>
          <table:table-cell office:value-type="string" calcext:value-type="string">
            <text:p><text:s text:c="8"/>"Manufacture of transport equipment (34,35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49" calcext:value-type="float">
            <text:p>49</text:p>
          </table:table-cell>
          <table:table-cell table:style-name="ce23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style-name="ce19" office:value-type="string" calcext:value-type="string">
            <text:p>Manufacture of furniture; manufacturing n.e.c. (36)</text:p>
          </table:table-cell>
          <table:table-cell office:value-type="string" calcext:value-type="string">
            <text:p><text:s text:c="8"/>"Manufacture of furniture; manufacturing n.e.c. (36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50" calcext:value-type="float">
            <text:p>50</text:p>
          </table:table-cell>
          <table:table-cell table:style-name="ce45" office:value-type="string" calcext:value-type="string">
            <text:p>Paper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Recycling of waste and scrap</text:p>
          </table:table-cell>
          <table:table-cell office:value-type="string" calcext:value-type="string">
            <text:p><text:s text:c="8"/>"Recycling of waste and scrap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51" calcext:value-type="float">
            <text:p>51</text:p>
          </table:table-cell>
          <table:table-cell table:style-name="ce19" office:value-type="string" calcext:value-type="string">
            <text:p>Publishing, printing and reproduction of recorded media (22)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style-name="ce21" office:value-type="string" calcext:value-type="string">
            <text:p>Production of electricity</text:p>
          </table:table-cell>
          <table:table-cell office:value-type="string" calcext:value-type="string">
            <text:p><text:s text:c="8"/>"Production of electricity"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4" office:value-type="float" office:value="52" calcext:value-type="float">
            <text:p>52</text:p>
          </table:table-cell>
          <table:table-cell table:style-name="ce19" office:value-type="string" calcext:value-type="string">
            <text:p>Manufacture of coke oven products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style-name="ce24" office:value-type="string" calcext:value-type="string">
            <text:p>Transmission and distribution of electricity</text:p>
          </table:table-cell>
          <table:table-cell office:value-type="string" calcext:value-type="string">
            <text:p><text:s text:c="8"/>"Transmission and distribution of electricity"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4" office:value-type="float" office:value="53" calcext:value-type="float">
            <text:p>53</text:p>
          </table:table-cell>
          <table:table-cell table:style-name="ce19" office:value-type="string" calcext:value-type="string">
            <text:p>Petroleum Refinery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style-name="ce25" office:value-type="string" calcext:value-type="string">
            <text:p>Manufacture of gas; distribution of gaseous fuels through mains</text:p>
          </table:table-cell>
          <table:table-cell office:value-type="string" calcext:value-type="string">
            <text:p><text:s text:c="8"/>"Manufacture of gas; distribution of gaseous fuels through mains"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4" office:value-type="float" office:value="54" calcext:value-type="float">
            <text:p>54</text:p>
          </table:table-cell>
          <table:table-cell table:style-name="ce19" office:value-type="string" calcext:value-type="string">
            <text:p>Processing of nuclear fuel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style-name="ce26" office:value-type="string" calcext:value-type="string">
            <text:p>Collection, purification and distribution of water (41)</text:p>
          </table:table-cell>
          <table:table-cell office:value-type="string" calcext:value-type="string">
            <text:p><text:s text:c="8"/>"Collection, purification and distribution of water (41)"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4" office:value-type="float" office:value="55" calcext:value-type="float">
            <text:p>55</text:p>
          </table:table-cell>
          <table:table-cell table:style-name="ce23" office:value-type="string" calcext:value-type="string">
            <text:p>Plastics, basic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style-name="ce19" office:value-type="string" calcext:value-type="string">
            <text:p>Construction (45)</text:p>
          </table:table-cell>
          <table:table-cell office:value-type="string" calcext:value-type="string">
            <text:p><text:s text:c="8"/>"Construction (45)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56" calcext:value-type="float">
            <text:p>56</text:p>
          </table:table-cell>
          <table:table-cell table:style-name="ce21" office:value-type="string" calcext:value-type="string">
            <text:p>N-fertiliser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Sale, maintenance, repair of motor vehicles, motor vehicles parts, motorcycles, motor cycles parts and accessoiries</text:p>
          </table:table-cell>
          <table:table-cell office:value-type="string" calcext:value-type="string">
            <text:p><text:s text:c="8"/>"Sale, maintenance, repair of motor vehicles, motor vehicles parts, motorcycles, motor cycles parts and accessoiries"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64" office:value-type="float" office:value="57" calcext:value-type="float">
            <text:p>57</text:p>
          </table:table-cell>
          <table:table-cell table:style-name="ce21" office:value-type="string" calcext:value-type="string">
            <text:p>P- and other fertiliser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style-name="ce19" office:value-type="string" calcext:value-type="string">
            <text:p>Retail sale of automotive fuel</text:p>
          </table:table-cell>
          <table:table-cell office:value-type="string" calcext:value-type="string">
            <text:p><text:s text:c="8"/>"Retail sale of automotive fuel"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64" office:value-type="float" office:value="58" calcext:value-type="float">
            <text:p>58</text:p>
          </table:table-cell>
          <table:table-cell table:style-name="ce19" office:value-type="string" calcext:value-type="string">
            <text:p>Chemicals nec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Wholesale trade and commission trade, except of motor vehicles and motorcycles (51)</text:p>
          </table:table-cell>
          <table:table-cell office:value-type="string" calcext:value-type="string">
            <text:p><text:s text:c="8"/>"Wholesale trade and commission trade, except of motor vehicles and motorcycles (51)"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64" office:value-type="float" office:value="59" calcext:value-type="float">
            <text:p>59</text:p>
          </table:table-cell>
          <table:table-cell table:style-name="ce19" office:value-type="string" calcext:value-type="string">
            <text:p>Manufacture of rubber and plastic products (25)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Retail trade, except of motor vehicles and motorcycles; repair of personal and household goods (52)</text:p>
          </table:table-cell>
          <table:table-cell office:value-type="string" calcext:value-type="string">
            <text:p><text:s text:c="8"/>"Retail trade, except of motor vehicles and motorcycles; repair of personal and household goods (52)"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64" office:value-type="float" office:value="60" calcext:value-type="float">
            <text:p>60</text:p>
          </table:table-cell>
          <table:table-cell table:style-name="ce23" office:value-type="string" calcext:value-type="string">
            <text:p>Manufacture of glass and glass products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style-name="ce19" office:value-type="string" calcext:value-type="string">
            <text:p>Hotels and restaurants (55)</text:p>
          </table:table-cell>
          <table:table-cell office:value-type="string" calcext:value-type="string">
            <text:p><text:s text:c="8"/>"Hotels and restaurants (55)"</text:p>
          </table:table-cell>
          <table:table-cell office:value-type="string" calcext:value-type="string">
            <text:p><text:s/>"inf",</text:p>
          </table:table-cell>
        </table:table-row>
        <table:table-row table:style-name="ro2">
          <table:table-cell table:style-name="ce64" office:value-type="float" office:value="61" calcext:value-type="float">
            <text:p>61</text:p>
          </table:table-cell>
          <table:table-cell table:style-name="ce19" office:value-type="string" calcext:value-type="string">
            <text:p>Manufacture of ceramic goods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Transport via railways</text:p>
          </table:table-cell>
          <table:table-cell office:value-type="string" calcext:value-type="string">
            <text:p><text:s text:c="8"/>"Transport via railways"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64" office:value-type="float" office:value="62" calcext:value-type="float">
            <text:p>62</text:p>
          </table:table-cell>
          <table:table-cell table:style-name="ce19" office:value-type="string" calcext:value-type="string">
            <text:p>Manufacture of bricks, tiles and construction products, in baked cla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style-name="ce19" office:value-type="string" calcext:value-type="string">
            <text:p>Other land transport</text:p>
          </table:table-cell>
          <table:table-cell office:value-type="string" calcext:value-type="string">
            <text:p><text:s text:c="8"/>"Other land transport"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64" office:value-type="float" office:value="63" calcext:value-type="float">
            <text:p>63</text:p>
          </table:table-cell>
          <table:table-cell table:style-name="ce19" office:value-type="string" calcext:value-type="string">
            <text:p>Manufacture of cement, lime and plaster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Transport via pipelines</text:p>
          </table:table-cell>
          <table:table-cell office:value-type="string" calcext:value-type="string">
            <text:p><text:s text:c="8"/>"Transport via pipelines"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4" office:value-type="float" office:value="64" calcext:value-type="float">
            <text:p>64</text:p>
          </table:table-cell>
          <table:table-cell table:style-name="ce19" office:value-type="string" calcext:value-type="string">
            <text:p>Re-processing of ash into clinker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Sea and coastal water transport</text:p>
          </table:table-cell>
          <table:table-cell office:value-type="string" calcext:value-type="string">
            <text:p><text:s text:c="8"/>"Sea and coastal water transport"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64" office:value-type="float" office:value="65" calcext:value-type="float">
            <text:p>65</text:p>
          </table:table-cell>
          <table:table-cell table:style-name="ce19" office:value-type="string" calcext:value-type="string">
            <text:p>Manufacture of other non-metallic mineral products n.e.c.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Inland water transport</text:p>
          </table:table-cell>
          <table:table-cell office:value-type="string" calcext:value-type="string">
            <text:p><text:s text:c="8"/>"Inland water transport"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64" office:value-type="float" office:value="66" calcext:value-type="float">
            <text:p>66</text:p>
          </table:table-cell>
          <table:table-cell table:style-name="ce19" office:value-type="string" calcext:value-type="string">
            <text:p>Manufacture of basic iron and steel and of ferro-alloys and first products thereof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Air transport (62)</text:p>
          </table:table-cell>
          <table:table-cell office:value-type="string" calcext:value-type="string">
            <text:p><text:s text:c="8"/>"Air transport (62)"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64" office:value-type="float" office:value="67" calcext:value-type="float">
            <text:p>67</text:p>
          </table:table-cell>
          <table:table-cell table:style-name="ce19" office:value-type="string" calcext:value-type="string">
            <text:p>Re-processing of secondary steel into new steel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style-name="ce19" office:value-type="string" calcext:value-type="string">
            <text:p>Supporting and auxiliary transport activities; activities of travel agencies (63)</text:p>
          </table:table-cell>
          <table:table-cell office:value-type="string" calcext:value-type="string">
            <text:p><text:s text:c="8"/>"Supporting and auxiliary transport activities; activities of travel agencies (63)"</text:p>
          </table:table-cell>
          <table:table-cell office:value-type="string" calcext:value-type="string">
            <text:p><text:s/>"inf",</text:p>
          </table:table-cell>
        </table:table-row>
        <table:table-row table:style-name="ro2">
          <table:table-cell table:style-name="ce64" office:value-type="float" office:value="68" calcext:value-type="float">
            <text:p>68</text:p>
          </table:table-cell>
          <table:table-cell table:style-name="ce45" office:value-type="string" calcext:value-type="string">
            <text:p>Precious metals production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Post and telecommunications (64)</text:p>
          </table:table-cell>
          <table:table-cell office:value-type="string" calcext:value-type="string">
            <text:p><text:s text:c="8"/>"Post and telecommunications (64)"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64" office:value-type="float" office:value="69" calcext:value-type="float">
            <text:p>69</text:p>
          </table:table-cell>
          <table:table-cell table:style-name="ce45" office:value-type="string" calcext:value-type="string">
            <text:p>Aluminium production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style-name="ce19" office:value-type="string" calcext:value-type="string">
            <text:p>Financial intermediation, insurance and pension funding (65)</text:p>
          </table:table-cell>
          <table:table-cell office:value-type="string" calcext:value-type="string">
            <text:p><text:s text:c="8"/>"Financial intermediation, insurance and pension funding (65)"</text:p>
          </table:table-cell>
          <table:table-cell office:value-type="string" calcext:value-type="string">
            <text:p><text:s/>"inf",</text:p>
          </table:table-cell>
        </table:table-row>
        <table:table-row table:style-name="ro2">
          <table:table-cell table:style-name="ce64" office:value-type="float" office:value="70" calcext:value-type="float">
            <text:p>70</text:p>
          </table:table-cell>
          <table:table-cell table:style-name="ce45" office:value-type="string" calcext:value-type="string">
            <text:p>Lead, zinc and tin production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Renting of machinery and equipment without operator and of personal and household goods (71)</text:p>
          </table:table-cell>
          <table:table-cell office:value-type="string" calcext:value-type="string">
            <text:p><text:s text:c="8"/>"Renting of machinery and equipment without operator and of personal and household goods (71)"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64" office:value-type="float" office:value="71" calcext:value-type="float">
            <text:p>71</text:p>
          </table:table-cell>
          <table:table-cell table:style-name="ce45" office:value-type="string" calcext:value-type="string">
            <text:p>Copper production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Other business activities (74)</text:p>
          </table:table-cell>
          <table:table-cell office:value-type="string" calcext:value-type="string">
            <text:p><text:s text:c="8"/>"Other business activities (74)"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64" office:value-type="float" office:value="72" calcext:value-type="float">
            <text:p>72</text:p>
          </table:table-cell>
          <table:table-cell table:style-name="ce23" office:value-type="string" calcext:value-type="string">
            <text:p>Other non-ferrous metal production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style-name="ce19" office:value-type="string" calcext:value-type="string">
            <text:p>Public administration and defence; compulsory social security, Education and Health (75,80,85)</text:p>
          </table:table-cell>
          <table:table-cell office:value-type="string" calcext:value-type="string">
            <text:p><text:s text:c="8"/>"Public administration and defence; compulsory social security (75)"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table:style-name="ce64" office:value-type="float" office:value="73" calcext:value-type="float">
            <text:p>73</text:p>
          </table:table-cell>
          <table:table-cell table:style-name="ce19" office:value-type="string" calcext:value-type="string">
            <text:p>Casting of metals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style-name="ce23" office:value-type="string" calcext:value-type="string">
            <text:p>Waste disposal</text:p>
          </table:table-cell>
          <table:table-cell office:value-type="string" calcext:value-type="string">
            <text:p><text:s text:c="8"/>"Education (80) and Health (85)"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table:style-name="ce64" office:value-type="float" office:value="74" calcext:value-type="float">
            <text:p>74</text:p>
          </table:table-cell>
          <table:table-cell table:style-name="ce19" office:value-type="string" calcext:value-type="string">
            <text:p>Manufacture of fabricated metal products, except machinery and equipment (28)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Other (91,92,93,95)</text:p>
          </table:table-cell>
          <table:table-cell office:value-type="string" calcext:value-type="string">
            <text:p><text:s text:c="8"/>"Waste disposal"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4" office:value-type="float" office:value="75" calcext:value-type="float">
            <text:p>75</text:p>
          </table:table-cell>
          <table:table-cell table:style-name="ce19" office:value-type="string" calcext:value-type="string">
            <text:p>Manufacture of machinery and equipment n.e.c. (29)</text:p>
          </table:table-cell>
          <table:table-cell table:number-columns-repeated="11"/>
          <table:table-cell office:value-type="string" calcext:value-type="string">
            <text:p><text:s text:c="8"/>"Other (91,92,93,95)"</text:p>
          </table:table-cell>
          <table:table-cell office:value-type="string" calcext:value-type="string">
            <text:p><text:s/>"inf"</text:p>
          </table:table-cell>
        </table:table-row>
        <table:table-row table:style-name="ro2">
          <table:table-cell table:style-name="ce64" office:value-type="float" office:value="76" calcext:value-type="float">
            <text:p>76</text:p>
          </table:table-cell>
          <table:table-cell table:style-name="ce19" office:value-type="string" calcext:value-type="string">
            <text:p>Manufacture of office machinery and computers (30)</text:p>
          </table:table-cell>
          <table:table-cell table:number-columns-repeated="13"/>
        </table:table-row>
        <table:table-row table:style-name="ro2">
          <table:table-cell table:style-name="ce64" office:value-type="float" office:value="77" calcext:value-type="float">
            <text:p>77</text:p>
          </table:table-cell>
          <table:table-cell table:style-name="ce19" office:value-type="string" calcext:value-type="string">
            <text:p>Manufacture of electrical machinery and apparatus n.e.c. (31)</text:p>
          </table:table-cell>
          <table:table-cell table:number-columns-repeated="13"/>
        </table:table-row>
        <table:table-row table:style-name="ro2">
          <table:table-cell table:style-name="ce64" office:value-type="float" office:value="78" calcext:value-type="float">
            <text:p>78</text:p>
          </table:table-cell>
          <table:table-cell table:style-name="ce19" office:value-type="string" calcext:value-type="string">
            <text:p>Manufacture of radio, television and communication equipment and apparatus (32)</text:p>
          </table:table-cell>
          <table:table-cell table:number-columns-repeated="13"/>
        </table:table-row>
        <table:table-row table:style-name="ro2">
          <table:table-cell table:style-name="ce64" office:value-type="float" office:value="79" calcext:value-type="float">
            <text:p>79</text:p>
          </table:table-cell>
          <table:table-cell table:style-name="ce19" office:value-type="string" calcext:value-type="string">
            <text:p>Manufacture of medical, precision and optical instruments, watches and clocks (33)</text:p>
          </table:table-cell>
          <table:table-cell table:number-columns-repeated="13"/>
        </table:table-row>
        <table:table-row table:style-name="ro2">
          <table:table-cell table:style-name="ce64" office:value-type="float" office:value="80" calcext:value-type="float">
            <text:p>80</text:p>
          </table:table-cell>
          <table:table-cell table:style-name="ce19" office:value-type="string" calcext:value-type="string">
            <text:p>Manufacture of motor vehicles, trailers and semi-trailers (34)</text:p>
          </table:table-cell>
          <table:table-cell table:number-columns-repeated="13"/>
        </table:table-row>
        <table:table-row table:style-name="ro2">
          <table:table-cell table:style-name="ce64" office:value-type="float" office:value="81" calcext:value-type="float">
            <text:p>81</text:p>
          </table:table-cell>
          <table:table-cell table:style-name="ce19" office:value-type="string" calcext:value-type="string">
            <text:p>Manufacture of other transport equipment (35)</text:p>
          </table:table-cell>
          <table:table-cell table:number-columns-repeated="13"/>
        </table:table-row>
        <table:table-row table:style-name="ro2">
          <table:table-cell table:style-name="ce64" office:value-type="float" office:value="82" calcext:value-type="float">
            <text:p>82</text:p>
          </table:table-cell>
          <table:table-cell table:style-name="ce19" office:value-type="string" calcext:value-type="string">
            <text:p>Manufacture of furniture; manufacturing n.e.c. (36)</text:p>
          </table:table-cell>
          <table:table-cell table:number-columns-repeated="13"/>
        </table:table-row>
        <table:table-row table:style-name="ro2">
          <table:table-cell table:style-name="ce64" office:value-type="float" office:value="83" calcext:value-type="float">
            <text:p>83</text:p>
          </table:table-cell>
          <table:table-cell table:style-name="ce23" office:value-type="string" calcext:value-type="string">
            <text:p>Recycling of waste and scrap</text:p>
          </table:table-cell>
          <table:table-cell table:number-columns-repeated="13"/>
        </table:table-row>
        <table:table-row table:style-name="ro2">
          <table:table-cell table:style-name="ce64" office:value-type="float" office:value="84" calcext:value-type="float">
            <text:p>84</text:p>
          </table:table-cell>
          <table:table-cell table:style-name="ce21" office:value-type="string" calcext:value-type="string">
            <text:p>Production of electricity by coal</text:p>
          </table:table-cell>
          <table:table-cell table:number-columns-repeated="13"/>
        </table:table-row>
        <table:table-row table:style-name="ro2">
          <table:table-cell table:style-name="ce64" office:value-type="float" office:value="85" calcext:value-type="float">
            <text:p>85</text:p>
          </table:table-cell>
          <table:table-cell table:style-name="ce21" office:value-type="string" calcext:value-type="string">
            <text:p>Production of electricity by gas</text:p>
          </table:table-cell>
          <table:table-cell table:number-columns-repeated="13"/>
        </table:table-row>
        <table:table-row table:style-name="ro2">
          <table:table-cell table:style-name="ce64" office:value-type="float" office:value="86" calcext:value-type="float">
            <text:p>86</text:p>
          </table:table-cell>
          <table:table-cell table:style-name="ce21" office:value-type="string" calcext:value-type="string">
            <text:p>Production of electricity by nuclear</text:p>
          </table:table-cell>
          <table:table-cell table:number-columns-repeated="13"/>
        </table:table-row>
        <table:table-row table:style-name="ro2">
          <table:table-cell table:style-name="ce64" office:value-type="float" office:value="87" calcext:value-type="float">
            <text:p>87</text:p>
          </table:table-cell>
          <table:table-cell table:style-name="ce21" office:value-type="string" calcext:value-type="string">
            <text:p>Production of electricity by hydro</text:p>
          </table:table-cell>
          <table:table-cell table:number-columns-repeated="13"/>
        </table:table-row>
        <table:table-row table:style-name="ro2">
          <table:table-cell table:style-name="ce64" office:value-type="float" office:value="88" calcext:value-type="float">
            <text:p>88</text:p>
          </table:table-cell>
          <table:table-cell table:style-name="ce21" office:value-type="string" calcext:value-type="string">
            <text:p>Production of electricity by wind</text:p>
          </table:table-cell>
          <table:table-cell table:number-columns-repeated="13"/>
        </table:table-row>
        <table:table-row table:style-name="ro2">
          <table:table-cell table:style-name="ce64" office:value-type="float" office:value="89" calcext:value-type="float">
            <text:p>89</text:p>
          </table:table-cell>
          <table:table-cell table:style-name="ce21" office:value-type="string" calcext:value-type="string">
            <text:p>Production of electricity by petroleum and other oil derivatives</text:p>
          </table:table-cell>
          <table:table-cell table:number-columns-repeated="13"/>
        </table:table-row>
        <table:table-row table:style-name="ro2">
          <table:table-cell table:style-name="ce64" office:value-type="float" office:value="90" calcext:value-type="float">
            <text:p>90</text:p>
          </table:table-cell>
          <table:table-cell table:style-name="ce21" office:value-type="string" calcext:value-type="string">
            <text:p>Production of electricity by biomass and waste</text:p>
          </table:table-cell>
          <table:table-cell table:number-columns-repeated="13"/>
        </table:table-row>
        <table:table-row table:style-name="ro2">
          <table:table-cell table:style-name="ce64" office:value-type="float" office:value="91" calcext:value-type="float">
            <text:p>91</text:p>
          </table:table-cell>
          <table:table-cell table:style-name="ce21" office:value-type="string" calcext:value-type="string">
            <text:p>Production of electricity by solar photovoltaic</text:p>
          </table:table-cell>
          <table:table-cell table:number-columns-repeated="13"/>
        </table:table-row>
        <table:table-row table:style-name="ro2">
          <table:table-cell table:style-name="ce64" office:value-type="float" office:value="92" calcext:value-type="float">
            <text:p>92</text:p>
          </table:table-cell>
          <table:table-cell table:style-name="ce21" office:value-type="string" calcext:value-type="string">
            <text:p>Production of electricity by solar thermal</text:p>
          </table:table-cell>
          <table:table-cell table:number-columns-repeated="13"/>
        </table:table-row>
        <table:table-row table:style-name="ro2">
          <table:table-cell table:style-name="ce64" office:value-type="float" office:value="93" calcext:value-type="float">
            <text:p>93</text:p>
          </table:table-cell>
          <table:table-cell table:style-name="ce21" office:value-type="string" calcext:value-type="string">
            <text:p>Production of electricity by tide, wave, ocean</text:p>
          </table:table-cell>
          <table:table-cell table:number-columns-repeated="13"/>
        </table:table-row>
        <table:table-row table:style-name="ro2">
          <table:table-cell table:style-name="ce64" office:value-type="float" office:value="94" calcext:value-type="float">
            <text:p>94</text:p>
          </table:table-cell>
          <table:table-cell table:style-name="ce21" office:value-type="string" calcext:value-type="string">
            <text:p>Production of electricity by Geothermal</text:p>
          </table:table-cell>
          <table:table-cell table:number-columns-repeated="13"/>
        </table:table-row>
        <table:table-row table:style-name="ro2">
          <table:table-cell table:style-name="ce64" office:value-type="float" office:value="95" calcext:value-type="float">
            <text:p>95</text:p>
          </table:table-cell>
          <table:table-cell table:style-name="ce21" office:value-type="string" calcext:value-type="string">
            <text:p>Production of electricity nec</text:p>
          </table:table-cell>
          <table:table-cell table:number-columns-repeated="13"/>
        </table:table-row>
        <table:table-row table:style-name="ro2">
          <table:table-cell table:style-name="ce64" office:value-type="float" office:value="96" calcext:value-type="float">
            <text:p>96</text:p>
          </table:table-cell>
          <table:table-cell table:style-name="ce24" office:value-type="string" calcext:value-type="string">
            <text:p>Transmission of electricity</text:p>
          </table:table-cell>
          <table:table-cell table:number-columns-repeated="13"/>
        </table:table-row>
        <table:table-row table:style-name="ro2">
          <table:table-cell table:style-name="ce64" office:value-type="float" office:value="97" calcext:value-type="float">
            <text:p>97</text:p>
          </table:table-cell>
          <table:table-cell table:style-name="ce24" office:value-type="string" calcext:value-type="string">
            <text:p>Distribution and trade of electricity</text:p>
          </table:table-cell>
          <table:table-cell table:number-columns-repeated="13"/>
        </table:table-row>
        <table:table-row table:style-name="ro2">
          <table:table-cell table:style-name="ce64" office:value-type="float" office:value="98" calcext:value-type="float">
            <text:p>98</text:p>
          </table:table-cell>
          <table:table-cell table:style-name="ce25" office:value-type="string" calcext:value-type="string">
            <text:p>Manufacture of gas; distribution of gaseous fuels through mains</text:p>
          </table:table-cell>
          <table:table-cell table:number-columns-repeated="13"/>
        </table:table-row>
        <table:table-row table:style-name="ro2">
          <table:table-cell table:style-name="ce64" office:value-type="float" office:value="99" calcext:value-type="float">
            <text:p>99</text:p>
          </table:table-cell>
          <table:table-cell table:style-name="ce26" office:value-type="string" calcext:value-type="string">
            <text:p>Steam and hot water supply</text:p>
          </table:table-cell>
          <table:table-cell table:number-columns-repeated="13"/>
        </table:table-row>
        <table:table-row table:style-name="ro2">
          <table:table-cell table:style-name="ce64" office:value-type="float" office:value="100" calcext:value-type="float">
            <text:p>100</text:p>
          </table:table-cell>
          <table:table-cell table:style-name="ce26" office:value-type="string" calcext:value-type="string">
            <text:p>Collection, purification and distribution of water (41)</text:p>
          </table:table-cell>
          <table:table-cell table:number-columns-repeated="13"/>
        </table:table-row>
        <table:table-row table:style-name="ro2">
          <table:table-cell table:style-name="ce64" office:value-type="float" office:value="101" calcext:value-type="float">
            <text:p>101</text:p>
          </table:table-cell>
          <table:table-cell table:style-name="ce19" office:value-type="string" calcext:value-type="string">
            <text:p>Construction (45)</text:p>
          </table:table-cell>
          <table:table-cell table:number-columns-repeated="13"/>
        </table:table-row>
        <table:table-row table:style-name="ro2">
          <table:table-cell table:style-name="ce64" office:value-type="float" office:value="102" calcext:value-type="float">
            <text:p>102</text:p>
          </table:table-cell>
          <table:table-cell table:style-name="ce19" office:value-type="string" calcext:value-type="string">
            <text:p>Re-processing of secondary construction material into aggregates</text:p>
          </table:table-cell>
          <table:table-cell table:number-columns-repeated="13"/>
        </table:table-row>
        <table:table-row table:style-name="ro2">
          <table:table-cell table:style-name="ce64" office:value-type="float" office:value="103" calcext:value-type="float">
            <text:p>103</text:p>
          </table:table-cell>
          <table:table-cell table:style-name="ce19" office:value-type="string" calcext:value-type="string">
            <text:p>Sale, maintenance, repair of motor vehicles, motor vehicles parts, motorcycles, motor cycles parts and accessoiries</text:p>
          </table:table-cell>
          <table:table-cell table:number-columns-repeated="13"/>
        </table:table-row>
        <table:table-row table:style-name="ro2">
          <table:table-cell table:style-name="ce64" office:value-type="float" office:value="104" calcext:value-type="float">
            <text:p>104</text:p>
          </table:table-cell>
          <table:table-cell table:style-name="ce19" office:value-type="string" calcext:value-type="string">
            <text:p>Retail sale of automotive fuel</text:p>
          </table:table-cell>
          <table:table-cell table:number-columns-repeated="13"/>
        </table:table-row>
        <table:table-row table:style-name="ro2">
          <table:table-cell table:style-name="ce64" office:value-type="float" office:value="105" calcext:value-type="float">
            <text:p>105</text:p>
          </table:table-cell>
          <table:table-cell table:style-name="ce19" office:value-type="string" calcext:value-type="string">
            <text:p>Wholesale trade and commission trade, except of motor vehicles and motorcycles (51)</text:p>
          </table:table-cell>
          <table:table-cell table:number-columns-repeated="13"/>
        </table:table-row>
        <table:table-row table:style-name="ro2">
          <table:table-cell table:style-name="ce64" office:value-type="float" office:value="106" calcext:value-type="float">
            <text:p>106</text:p>
          </table:table-cell>
          <table:table-cell table:style-name="ce19" office:value-type="string" calcext:value-type="string">
            <text:p>Retail trade, except of motor vehicles and motorcycles; repair of personal and household goods (52)</text:p>
          </table:table-cell>
          <table:table-cell table:number-columns-repeated="13"/>
        </table:table-row>
        <table:table-row table:style-name="ro2">
          <table:table-cell table:style-name="ce64" office:value-type="float" office:value="107" calcext:value-type="float">
            <text:p>107</text:p>
          </table:table-cell>
          <table:table-cell table:style-name="ce19" office:value-type="string" calcext:value-type="string">
            <text:p>Hotels and restaurants (55)</text:p>
          </table:table-cell>
          <table:table-cell table:number-columns-repeated="13"/>
        </table:table-row>
        <table:table-row table:style-name="ro2">
          <table:table-cell table:style-name="ce64" office:value-type="float" office:value="108" calcext:value-type="float">
            <text:p>108</text:p>
          </table:table-cell>
          <table:table-cell table:style-name="ce19" office:value-type="string" calcext:value-type="string">
            <text:p>Transport via railways</text:p>
          </table:table-cell>
          <table:table-cell table:number-columns-repeated="13"/>
        </table:table-row>
        <table:table-row table:style-name="ro2">
          <table:table-cell table:style-name="ce64" office:value-type="float" office:value="109" calcext:value-type="float">
            <text:p>109</text:p>
          </table:table-cell>
          <table:table-cell table:style-name="ce19" office:value-type="string" calcext:value-type="string">
            <text:p>Other land transport</text:p>
          </table:table-cell>
          <table:table-cell table:number-columns-repeated="13"/>
        </table:table-row>
        <table:table-row table:style-name="ro2">
          <table:table-cell table:style-name="ce64" office:value-type="float" office:value="110" calcext:value-type="float">
            <text:p>110</text:p>
          </table:table-cell>
          <table:table-cell table:style-name="ce19" office:value-type="string" calcext:value-type="string">
            <text:p>Transport via pipelines</text:p>
          </table:table-cell>
          <table:table-cell table:number-columns-repeated="13"/>
        </table:table-row>
        <table:table-row table:style-name="ro2">
          <table:table-cell table:style-name="ce64" office:value-type="float" office:value="111" calcext:value-type="float">
            <text:p>111</text:p>
          </table:table-cell>
          <table:table-cell table:style-name="ce19" office:value-type="string" calcext:value-type="string">
            <text:p>Sea and coastal water transport</text:p>
          </table:table-cell>
          <table:table-cell table:number-columns-repeated="13"/>
        </table:table-row>
        <table:table-row table:style-name="ro2">
          <table:table-cell table:style-name="ce64" office:value-type="float" office:value="112" calcext:value-type="float">
            <text:p>112</text:p>
          </table:table-cell>
          <table:table-cell table:style-name="ce19" office:value-type="string" calcext:value-type="string">
            <text:p>Inland water transport</text:p>
          </table:table-cell>
          <table:table-cell table:number-columns-repeated="13"/>
        </table:table-row>
        <table:table-row table:style-name="ro2">
          <table:table-cell table:style-name="ce64" office:value-type="float" office:value="113" calcext:value-type="float">
            <text:p>113</text:p>
          </table:table-cell>
          <table:table-cell table:style-name="ce19" office:value-type="string" calcext:value-type="string">
            <text:p>Air transport (62)</text:p>
          </table:table-cell>
          <table:table-cell table:number-columns-repeated="13"/>
        </table:table-row>
        <table:table-row table:style-name="ro2">
          <table:table-cell table:style-name="ce64" office:value-type="float" office:value="114" calcext:value-type="float">
            <text:p>114</text:p>
          </table:table-cell>
          <table:table-cell table:style-name="ce19" office:value-type="string" calcext:value-type="string">
            <text:p>Supporting and auxiliary transport activities; activities of travel agencies (63)</text:p>
          </table:table-cell>
          <table:table-cell table:number-columns-repeated="13"/>
        </table:table-row>
        <table:table-row table:style-name="ro2">
          <table:table-cell table:style-name="ce64" office:value-type="float" office:value="115" calcext:value-type="float">
            <text:p>115</text:p>
          </table:table-cell>
          <table:table-cell table:style-name="ce19" office:value-type="string" calcext:value-type="string">
            <text:p>Post and telecommunications (64)</text:p>
          </table:table-cell>
          <table:table-cell table:number-columns-repeated="13"/>
        </table:table-row>
        <table:table-row table:style-name="ro2">
          <table:table-cell table:style-name="ce64" office:value-type="float" office:value="116" calcext:value-type="float">
            <text:p>116</text:p>
          </table:table-cell>
          <table:table-cell table:style-name="ce19" office:value-type="string" calcext:value-type="string">
            <text:p>Financial intermediation, except insurance and pension funding (65)</text:p>
          </table:table-cell>
          <table:table-cell table:number-columns-repeated="13"/>
        </table:table-row>
        <table:table-row table:style-name="ro2">
          <table:table-cell table:style-name="ce64" office:value-type="float" office:value="117" calcext:value-type="float">
            <text:p>117</text:p>
          </table:table-cell>
          <table:table-cell table:style-name="ce19" office:value-type="string" calcext:value-type="string">
            <text:p>Insurance and pension funding, except compulsory social security (66)</text:p>
          </table:table-cell>
          <table:table-cell table:number-columns-repeated="13"/>
        </table:table-row>
        <table:table-row table:style-name="ro2">
          <table:table-cell table:style-name="ce64" office:value-type="float" office:value="118" calcext:value-type="float">
            <text:p>118</text:p>
          </table:table-cell>
          <table:table-cell table:style-name="ce19" office:value-type="string" calcext:value-type="string">
            <text:p>Activities auxiliary to financial intermediation (67)</text:p>
          </table:table-cell>
          <table:table-cell table:number-columns-repeated="13"/>
        </table:table-row>
        <table:table-row table:style-name="ro2">
          <table:table-cell table:style-name="ce64" office:value-type="float" office:value="119" calcext:value-type="float">
            <text:p>119</text:p>
          </table:table-cell>
          <table:table-cell table:style-name="ce19" office:value-type="string" calcext:value-type="string">
            <text:p>Real estate activities (70)</text:p>
          </table:table-cell>
          <table:table-cell table:number-columns-repeated="13"/>
        </table:table-row>
        <table:table-row table:style-name="ro2">
          <table:table-cell table:style-name="ce64" office:value-type="float" office:value="120" calcext:value-type="float">
            <text:p>120</text:p>
          </table:table-cell>
          <table:table-cell table:style-name="ce19" office:value-type="string" calcext:value-type="string">
            <text:p>Renting of machinery and equipment without operator and of personal and household goods (71)</text:p>
          </table:table-cell>
          <table:table-cell table:number-columns-repeated="13"/>
        </table:table-row>
        <table:table-row table:style-name="ro2">
          <table:table-cell table:style-name="ce64" office:value-type="float" office:value="121" calcext:value-type="float">
            <text:p>121</text:p>
          </table:table-cell>
          <table:table-cell table:style-name="ce19" office:value-type="string" calcext:value-type="string">
            <text:p>Computer and related activities (72)</text:p>
          </table:table-cell>
          <table:table-cell table:number-columns-repeated="13"/>
        </table:table-row>
        <table:table-row table:style-name="ro2">
          <table:table-cell table:style-name="ce64" office:value-type="float" office:value="122" calcext:value-type="float">
            <text:p>122</text:p>
          </table:table-cell>
          <table:table-cell table:style-name="ce19" office:value-type="string" calcext:value-type="string">
            <text:p>Research and development (73)</text:p>
          </table:table-cell>
          <table:table-cell table:number-columns-repeated="13"/>
        </table:table-row>
        <table:table-row table:style-name="ro2">
          <table:table-cell table:style-name="ce64" office:value-type="float" office:value="123" calcext:value-type="float">
            <text:p>123</text:p>
          </table:table-cell>
          <table:table-cell table:style-name="ce19" office:value-type="string" calcext:value-type="string">
            <text:p>Other business activities (74)</text:p>
          </table:table-cell>
          <table:table-cell table:number-columns-repeated="13"/>
        </table:table-row>
        <table:table-row table:style-name="ro2">
          <table:table-cell table:style-name="ce64" office:value-type="float" office:value="124" calcext:value-type="float">
            <text:p>124</text:p>
          </table:table-cell>
          <table:table-cell table:style-name="ce19" office:value-type="string" calcext:value-type="string">
            <text:p>Public administration and defence; compulsory social security (75)</text:p>
          </table:table-cell>
          <table:table-cell table:number-columns-repeated="13"/>
        </table:table-row>
        <table:table-row table:style-name="ro2">
          <table:table-cell table:style-name="ce64" office:value-type="float" office:value="125" calcext:value-type="float">
            <text:p>125</text:p>
          </table:table-cell>
          <table:table-cell table:style-name="ce19" office:value-type="string" calcext:value-type="string">
            <text:p>Education (80)</text:p>
          </table:table-cell>
          <table:table-cell table:number-columns-repeated="13"/>
        </table:table-row>
        <table:table-row table:style-name="ro2">
          <table:table-cell table:style-name="ce64" office:value-type="float" office:value="126" calcext:value-type="float">
            <text:p>126</text:p>
          </table:table-cell>
          <table:table-cell table:style-name="ce19" office:value-type="string" calcext:value-type="string">
            <text:p>Health and social work (85)</text:p>
          </table:table-cell>
          <table:table-cell table:number-columns-repeated="13"/>
        </table:table-row>
        <table:table-row table:style-name="ro2">
          <table:table-cell table:style-name="ce64" office:value-type="float" office:value="127" calcext:value-type="float">
            <text:p>127</text:p>
          </table:table-cell>
          <table:table-cell table:style-name="ce23" office:value-type="string" calcext:value-type="string">
            <text:p>Waste disposal</text:p>
          </table:table-cell>
          <table:table-cell table:number-columns-repeated="13"/>
        </table:table-row>
        <table:table-row table:style-name="ro2">
          <table:table-cell table:style-name="ce64" office:value-type="float" office:value="128" calcext:value-type="float">
            <text:p>128</text:p>
          </table:table-cell>
          <table:table-cell table:style-name="ce19" office:value-type="string" calcext:value-type="string">
            <text:p>Activities of membership organisation n.e.c. (91)</text:p>
          </table:table-cell>
          <table:table-cell table:number-columns-repeated="13"/>
        </table:table-row>
        <table:table-row table:style-name="ro2">
          <table:table-cell table:style-name="ce64" office:value-type="float" office:value="129" calcext:value-type="float">
            <text:p>129</text:p>
          </table:table-cell>
          <table:table-cell table:style-name="ce19" office:value-type="string" calcext:value-type="string">
            <text:p>Recreational, cultural and sporting activities (92)</text:p>
          </table:table-cell>
          <table:table-cell table:number-columns-repeated="13"/>
        </table:table-row>
        <table:table-row table:style-name="ro2">
          <table:table-cell table:style-name="ce64" office:value-type="float" office:value="130" calcext:value-type="float">
            <text:p>130</text:p>
          </table:table-cell>
          <table:table-cell table:style-name="ce19" office:value-type="string" calcext:value-type="string">
            <text:p>Other service activities (93)</text:p>
          </table:table-cell>
          <table:table-cell table:number-columns-repeated="13"/>
        </table:table-row>
        <table:table-row table:style-name="ro2">
          <table:table-cell table:style-name="ce64" office:value-type="float" office:value="131" calcext:value-type="float">
            <text:p>131</text:p>
          </table:table-cell>
          <table:table-cell table:style-name="ce19" office:value-type="string" calcext:value-type="string">
            <text:p>Private households with employed persons (95)</text:p>
          </table:table-cell>
          <table:table-cell table:number-columns-repeated="13"/>
        </table:table-row>
        <table:table-row table:style-name="ro2">
          <table:table-cell table:style-name="ce64" office:value-type="float" office:value="132" calcext:value-type="float">
            <text:p>132</text:p>
          </table:table-cell>
          <table:table-cell table:style-name="ce19" office:value-type="string" calcext:value-type="string">
            <text:p>Extra-territorial organizations and bodies</text:p>
          </table:table-cell>
          <table:table-cell table:number-columns-repeated="13"/>
        </table:table-row>
        <table:table-row table:style-name="ro2" table:number-rows-repeated="1048443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Feuille4.B72:Feuille4.B132 Feuille4.B1:Feuille4.B49 Feuille4.B51:Feuille4.B67 Feuille4.M1:Feuille4.M22 Feuille4.M24:Feuille4.M36 Feuille4.M41:Feuille4.M74">
            <calcext:condition calcext:apply-style-name="Good" calcext:value="=1" calcext:base-cell-address="Feuille4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2:43:52.825753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2T14:19:45.782851466</dc:date>
    <meta:editing-duration>PT11H14M31S</meta:editing-duration>
    <meta:editing-cycles>11</meta:editing-cycles>
    <meta:generator>LibreOffice/6.4.7.2$Linux_X86_64 LibreOffice_project/40$Build-2</meta:generator>
    <meta:document-statistic meta:table-count="4" meta:cell-count="25783" meta:object-count="0"/>
  </office:meta>
</office:document-meta>
</file>